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double #000000" style:border-line-width="0.26mm 0.04mm 0.53mm" style:vertical-align="middle"/>
      <style:paragraph-properties fo:text-align="center" fo:margin-left="0mm"/>
      <style:text-properties style:font-name="Chandas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handas" fo:font-size="11pt" style:font-size-asian="11pt" style:font-size-complex="11pt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font-name="Chandas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handas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Chanda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capa</text:p>
          </table:table-cell>
        </table:table-row>
        <table:table-row table:style-name="ro1">
          <table:table-cell office:value-type="float" office:value="123.87" calcext:value-type="float">
            <text:p>123,87</text:p>
          </table:table-cell>
          <table:table-cell office:value-type="float" office:value="85.38" calcext:value-type="float">
            <text:p>85,38</text:p>
          </table:table-cell>
          <table:table-cell table:formula="of:=([.D2]*1.4)" office:value-type="float" office:value="67.2" calcext:value-type="float">
            <text:p>67,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4.05" calcext:value-type="float">
            <text:p>134,05</text:p>
          </table:table-cell>
          <table:table-cell office:value-type="float" office:value="85.71" calcext:value-type="float">
            <text:p>85,71</text:p>
          </table:table-cell>
          <table:table-cell table:formula="of:=([.D3]*1.4)" office:value-type="float" office:value="67.2" calcext:value-type="float">
            <text:p>67,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5.69" calcext:value-type="float">
            <text:p>135,69</text:p>
          </table:table-cell>
          <table:table-cell office:value-type="float" office:value="92.61" calcext:value-type="float">
            <text:p>92,61</text:p>
          </table:table-cell>
          <table:table-cell table:formula="of:=([.D4]*1.4)" office:value-type="float" office:value="67.2" calcext:value-type="float">
            <text:p>67,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4.05" calcext:value-type="float">
            <text:p>134,05</text:p>
          </table:table-cell>
          <table:table-cell office:value-type="float" office:value="99.83" calcext:value-type="float">
            <text:p>99,83</text:p>
          </table:table-cell>
          <table:table-cell table:formula="of:=([.D5]*1.4)" office:value-type="float" office:value="67.2" calcext:value-type="float">
            <text:p>67,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4.86" calcext:value-type="float">
            <text:p>124,86</text:p>
          </table:table-cell>
          <table:table-cell office:value-type="float" office:value="100.81" calcext:value-type="float">
            <text:p>100,81</text:p>
          </table:table-cell>
          <table:table-cell table:formula="of:=([.D6]*1.4)" office:value-type="float" office:value="67.2" calcext:value-type="float">
            <text:p>67,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3" office:value-type="float" office:value="122.56" calcext:value-type="float">
            <text:p>122,56</text:p>
          </table:table-cell>
          <table:table-cell table:style-name="ce3" office:value-type="float" office:value="93.92" calcext:value-type="float">
            <text:p>93,92</text:p>
          </table:table-cell>
          <table:table-cell table:style-name="ce3" table:formula="of:=([.D7]*1.4)" office:value-type="float" office:value="67.2" calcext:value-type="float">
            <text:p>67,2</text:p>
          </table:table-cell>
          <table:table-cell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3.87" calcext:value-type="float">
            <text:p>123,87</text:p>
          </table:table-cell>
          <table:table-cell office:value-type="float" office:value="85.06" calcext:value-type="float">
            <text:p>85,06</text:p>
          </table:table-cell>
          <table:table-cell table:formula="of:=([.D8]*1.4)" office:value-type="float" office:value="65.8" calcext:value-type="float">
            <text:p>65,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2.73" calcext:value-type="float">
            <text:p>132,73</text:p>
          </table:table-cell>
          <table:table-cell office:value-type="float" office:value="84.07" calcext:value-type="float">
            <text:p>84,07</text:p>
          </table:table-cell>
          <table:table-cell table:formula="of:=([.D9]*1.4)" office:value-type="float" office:value="65.8" calcext:value-type="float">
            <text:p>65,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5.69" calcext:value-type="float">
            <text:p>135,69</text:p>
          </table:table-cell>
          <table:table-cell office:value-type="float" office:value="88.34" calcext:value-type="float">
            <text:p>88,34</text:p>
          </table:table-cell>
          <table:table-cell table:formula="of:=([.D10]*1.4)" office:value-type="float" office:value="65.8" calcext:value-type="float">
            <text:p>65,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1.29" calcext:value-type="float">
            <text:p>91,29</text:p>
          </table:table-cell>
          <table:table-cell table:formula="of:=([.D11]*1.4)" office:value-type="float" office:value="65.8" calcext:value-type="float">
            <text:p>65,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8.64" calcext:value-type="float">
            <text:p>138,64</text:p>
          </table:table-cell>
          <table:table-cell office:value-type="float" office:value="94.9" calcext:value-type="float">
            <text:p>94,9</text:p>
          </table:table-cell>
          <table:table-cell table:formula="of:=([.D12]*1.4)" office:value-type="float" office:value="65.8" calcext:value-type="float">
            <text:p>65,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7.33" calcext:value-type="float">
            <text:p>137,33</text:p>
          </table:table-cell>
          <table:table-cell office:value-type="float" office:value="101.14" calcext:value-type="float">
            <text:p>101,14</text:p>
          </table:table-cell>
          <table:table-cell table:formula="of:=([.D13]*1.4)" office:value-type="float" office:value="65.8" calcext:value-type="float">
            <text:p>65,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1.75" calcext:value-type="float">
            <text:p>131,75</text:p>
          </table:table-cell>
          <table:table-cell office:value-type="float" office:value="103.76" calcext:value-type="float">
            <text:p>103,76</text:p>
          </table:table-cell>
          <table:table-cell table:formula="of:=([.D14]*1.4)" office:value-type="float" office:value="65.8" calcext:value-type="float">
            <text:p>65,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7.81" calcext:value-type="float">
            <text:p>127,81</text:p>
          </table:table-cell>
          <table:table-cell office:value-type="float" office:value="106.06" calcext:value-type="float">
            <text:p>106,06</text:p>
          </table:table-cell>
          <table:table-cell table:formula="of:=([.D15]*1.4)" office:value-type="float" office:value="65.8" calcext:value-type="float">
            <text:p>65,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5.84" calcext:value-type="float">
            <text:p>125,84</text:p>
          </table:table-cell>
          <table:table-cell office:value-type="float" office:value="101.79" calcext:value-type="float">
            <text:p>101,79</text:p>
          </table:table-cell>
          <table:table-cell table:formula="of:=([.D16]*1.4)" office:value-type="float" office:value="65.8" calcext:value-type="float">
            <text:p>65,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3.87" calcext:value-type="float">
            <text:p>123,87</text:p>
          </table:table-cell>
          <table:table-cell office:value-type="float" office:value="98.51" calcext:value-type="float">
            <text:p>98,51</text:p>
          </table:table-cell>
          <table:table-cell table:formula="of:=([.D17]*1.4)" office:value-type="float" office:value="65.8" calcext:value-type="float">
            <text:p>65,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2.56" calcext:value-type="float">
            <text:p>122,56</text:p>
          </table:table-cell>
          <table:table-cell office:value-type="float" office:value="93.92" calcext:value-type="float">
            <text:p>93,92</text:p>
          </table:table-cell>
          <table:table-cell table:formula="of:=([.D18]*1.4)" office:value-type="float" office:value="65.8" calcext:value-type="float">
            <text:p>65,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3" office:value-type="float" office:value="123.54" calcext:value-type="float">
            <text:p>123,54</text:p>
          </table:table-cell>
          <table:table-cell table:style-name="ce3" office:value-type="float" office:value="88.99" calcext:value-type="float">
            <text:p>88,99</text:p>
          </table:table-cell>
          <table:table-cell table:style-name="ce3" table:formula="of:=([.D19]*1.4)" office:value-type="float" office:value="65.8" calcext:value-type="float">
            <text:p>65,8</text:p>
          </table:table-cell>
          <table:table-cell table:style-name="ce3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3.54" calcext:value-type="float">
            <text:p>123,54</text:p>
          </table:table-cell>
          <table:table-cell office:value-type="float" office:value="84.76" calcext:value-type="float">
            <text:p>84,76</text:p>
          </table:table-cell>
          <table:table-cell table:formula="of:=([.D20]*1.4)" office:value-type="float" office:value="64.4" calcext:value-type="float">
            <text:p>64,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7.48" calcext:value-type="float">
            <text:p>127,48</text:p>
          </table:table-cell>
          <table:table-cell office:value-type="float" office:value="83.74" calcext:value-type="float">
            <text:p>83,74</text:p>
          </table:table-cell>
          <table:table-cell table:formula="of:=([.D21]*1.4)" office:value-type="float" office:value="64.4" calcext:value-type="float">
            <text:p>64,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2.41" calcext:value-type="float">
            <text:p>132,41</text:p>
          </table:table-cell>
          <table:table-cell office:value-type="float" office:value="83.09" calcext:value-type="float">
            <text:p>83,09</text:p>
          </table:table-cell>
          <table:table-cell table:formula="of:=([.D22]*1.4)" office:value-type="float" office:value="64.4" calcext:value-type="float">
            <text:p>64,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5.03" calcext:value-type="float">
            <text:p>135,03</text:p>
          </table:table-cell>
          <table:table-cell office:value-type="float" office:value="85.71" calcext:value-type="float">
            <text:p>85,71</text:p>
          </table:table-cell>
          <table:table-cell table:formula="of:=([.D23]*1.4)" office:value-type="float" office:value="64.4" calcext:value-type="float">
            <text:p>64,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6.34" calcext:value-type="float">
            <text:p>136,34</text:p>
          </table:table-cell>
          <table:table-cell office:value-type="float" office:value="88.67" calcext:value-type="float">
            <text:p>88,67</text:p>
          </table:table-cell>
          <table:table-cell table:formula="of:=([.D24]*1.4)" office:value-type="float" office:value="64.4" calcext:value-type="float">
            <text:p>64,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0.28" calcext:value-type="float">
            <text:p>140,28</text:p>
          </table:table-cell>
          <table:table-cell office:value-type="float" office:value="90.31" calcext:value-type="float">
            <text:p>90,31</text:p>
          </table:table-cell>
          <table:table-cell table:formula="of:=([.D25]*1.4)" office:value-type="float" office:value="64.4" calcext:value-type="float">
            <text:p>64,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3.24" calcext:value-type="float">
            <text:p>143,24</text:p>
          </table:table-cell>
          <table:table-cell office:value-type="float" office:value="92.28" calcext:value-type="float">
            <text:p>92,28</text:p>
          </table:table-cell>
          <table:table-cell table:formula="of:=([.D26]*1.4)" office:value-type="float" office:value="64.4" calcext:value-type="float">
            <text:p>64,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3.24" calcext:value-type="float">
            <text:p>143,24</text:p>
          </table:table-cell>
          <table:table-cell office:value-type="float" office:value="95.89" calcext:value-type="float">
            <text:p>95,89</text:p>
          </table:table-cell>
          <table:table-cell table:formula="of:=([.D27]*1.4)" office:value-type="float" office:value="64.4" calcext:value-type="float">
            <text:p>64,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9.3" calcext:value-type="float">
            <text:p>139,3</text:p>
          </table:table-cell>
          <table:table-cell office:value-type="float" office:value="102.12" calcext:value-type="float">
            <text:p>102,12</text:p>
          </table:table-cell>
          <table:table-cell table:formula="of:=([.D28]*1.4)" office:value-type="float" office:value="64.4" calcext:value-type="float">
            <text:p>64,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6.34" calcext:value-type="float">
            <text:p>136,34</text:p>
          </table:table-cell>
          <table:table-cell office:value-type="float" office:value="105.41" calcext:value-type="float">
            <text:p>105,41</text:p>
          </table:table-cell>
          <table:table-cell table:formula="of:=([.D29]*1.4)" office:value-type="float" office:value="64.4" calcext:value-type="float">
            <text:p>64,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1.75" calcext:value-type="float">
            <text:p>131,75</text:p>
          </table:table-cell>
          <table:table-cell office:value-type="float" office:value="107.7" calcext:value-type="float">
            <text:p>107,7</text:p>
          </table:table-cell>
          <table:table-cell table:formula="of:=([.D30]*1.4)" office:value-type="float" office:value="64.4" calcext:value-type="float">
            <text:p>64,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6.83" calcext:value-type="float">
            <text:p>126,83</text:p>
          </table:table-cell>
          <table:table-cell office:value-type="float" office:value="107.37" calcext:value-type="float">
            <text:p>107,37</text:p>
          </table:table-cell>
          <table:table-cell table:formula="of:=([.D31]*1.4)" office:value-type="float" office:value="64.4" calcext:value-type="float">
            <text:p>64,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4.53" calcext:value-type="float">
            <text:p>124,53</text:p>
          </table:table-cell>
          <table:table-cell office:value-type="float" office:value="102.78" calcext:value-type="float">
            <text:p>102,78</text:p>
          </table:table-cell>
          <table:table-cell table:formula="of:=([.D32]*1.4)" office:value-type="float" office:value="64.4" calcext:value-type="float">
            <text:p>64,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1.57" calcext:value-type="float">
            <text:p>121,57</text:p>
          </table:table-cell>
          <table:table-cell office:value-type="float" office:value="98.51" calcext:value-type="float">
            <text:p>98,51</text:p>
          </table:table-cell>
          <table:table-cell table:formula="of:=([.D33]*1.4)" office:value-type="float" office:value="64.4" calcext:value-type="float">
            <text:p>64,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0.59" calcext:value-type="float">
            <text:p>120,59</text:p>
          </table:table-cell>
          <table:table-cell office:value-type="float" office:value="93.26" calcext:value-type="float">
            <text:p>93,26</text:p>
          </table:table-cell>
          <table:table-cell table:formula="of:=([.D34]*1.4)" office:value-type="float" office:value="64.4" calcext:value-type="float">
            <text:p>64,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1.9" calcext:value-type="float">
            <text:p>121,9</text:p>
          </table:table-cell>
          <table:table-cell office:value-type="float" office:value="88.99" calcext:value-type="float">
            <text:p>88,99</text:p>
          </table:table-cell>
          <table:table-cell table:formula="of:=([.D35]*1.4)" office:value-type="float" office:value="64.4" calcext:value-type="float">
            <text:p>64,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3" office:value-type="float" office:value="122.89" calcext:value-type="float">
            <text:p>122,89</text:p>
          </table:table-cell>
          <table:table-cell table:style-name="ce3" office:value-type="float" office:value="86.7" calcext:value-type="float">
            <text:p>86,7</text:p>
          </table:table-cell>
          <table:table-cell table:style-name="ce3" table:formula="of:=([.D36]*1.4)" office:value-type="float" office:value="64.4" calcext:value-type="float">
            <text:p>64,4</text:p>
          </table:table-cell>
          <table:table-cell table:style-name="ce3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3.22" calcext:value-type="float">
            <text:p>123,22</text:p>
          </table:table-cell>
          <table:table-cell office:value-type="float" office:value="85.38" calcext:value-type="float">
            <text:p>85,38</text:p>
          </table:table-cell>
          <table:table-cell table:formula="of:=([.D37]*1.4)"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0.76" calcext:value-type="float">
            <text:p>130,76</text:p>
          </table:table-cell>
          <table:table-cell office:value-type="float" office:value="82.1" calcext:value-type="float">
            <text:p>82,1</text:p>
          </table:table-cell>
          <table:table-cell table:formula="of:=([.D38]*1.4)"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6.67" calcext:value-type="float">
            <text:p>136,67</text:p>
          </table:table-cell>
          <table:table-cell office:value-type="float" office:value="85.38" calcext:value-type="float">
            <text:p>85,38</text:p>
          </table:table-cell>
          <table:table-cell table:formula="of:=([.D39]*1.4)"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0.61" calcext:value-type="float">
            <text:p>140,61</text:p>
          </table:table-cell>
          <table:table-cell office:value-type="float" office:value="89.65" calcext:value-type="float">
            <text:p>89,65</text:p>
          </table:table-cell>
          <table:table-cell table:formula="of:=([.D40]*1.4)"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4.88" calcext:value-type="float">
            <text:p>144,88</text:p>
          </table:table-cell>
          <table:table-cell office:value-type="float" office:value="92.61" calcext:value-type="float">
            <text:p>92,61</text:p>
          </table:table-cell>
          <table:table-cell table:formula="of:=([.D41]*1.4)"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6.85" calcext:value-type="float">
            <text:p>146,85</text:p>
          </table:table-cell>
          <table:table-cell office:value-type="float" office:value="96.22" calcext:value-type="float">
            <text:p>96,22</text:p>
          </table:table-cell>
          <table:table-cell table:formula="of:=([.D42]*1.4)"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4.55" calcext:value-type="float">
            <text:p>144,55</text:p>
          </table:table-cell>
          <table:table-cell office:value-type="float" office:value="99.17" calcext:value-type="float">
            <text:p>99,17</text:p>
          </table:table-cell>
          <table:table-cell table:formula="of:=([.D43]*1.4)"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9.63" calcext:value-type="float">
            <text:p>139,63</text:p>
          </table:table-cell>
          <table:table-cell office:value-type="float" office:value="103.76" calcext:value-type="float">
            <text:p>103,76</text:p>
          </table:table-cell>
          <table:table-cell table:formula="of:=([.D44]*1.4)"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5.36" calcext:value-type="float">
            <text:p>135,36</text:p>
          </table:table-cell>
          <table:table-cell office:value-type="float" office:value="109.02" calcext:value-type="float">
            <text:p>109,02</text:p>
          </table:table-cell>
          <table:table-cell table:formula="of:=([.D45]*1.4)"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7.81" calcext:value-type="float">
            <text:p>127,81</text:p>
          </table:table-cell>
          <table:table-cell office:value-type="float" office:value="109.34" calcext:value-type="float">
            <text:p>109,34</text:p>
          </table:table-cell>
          <table:table-cell table:formula="of:=([.D46]*1.4)"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3.54" calcext:value-type="float">
            <text:p>123,54</text:p>
          </table:table-cell>
          <table:table-cell office:value-type="float" office:value="105.08" calcext:value-type="float">
            <text:p>105,08</text:p>
          </table:table-cell>
          <table:table-cell table:formula="of:=([.D47]*1.4)"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0.92" calcext:value-type="float">
            <text:p>120,92</text:p>
          </table:table-cell>
          <table:table-cell office:value-type="float" office:value="99.5" calcext:value-type="float">
            <text:p>99,5</text:p>
          </table:table-cell>
          <table:table-cell table:formula="of:=([.D48]*1.4)"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9.93" calcext:value-type="float">
            <text:p>119,93</text:p>
          </table:table-cell>
          <table:table-cell office:value-type="float" office:value="93.92" calcext:value-type="float">
            <text:p>93,92</text:p>
          </table:table-cell>
          <table:table-cell table:formula="of:=([.D49]*1.4)"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3" office:value-type="float" office:value="121.57" calcext:value-type="float">
            <text:p>121,57</text:p>
          </table:table-cell>
          <table:table-cell table:style-name="ce3" office:value-type="float" office:value="88.99" calcext:value-type="float">
            <text:p>88,99</text:p>
          </table:table-cell>
          <table:table-cell table:style-name="ce3" table:formula="of:=([.D50]*1.4)" office:value-type="float" office:value="63" calcext:value-type="float">
            <text:p>63</text:p>
          </table:table-cell>
          <table:table-cell table:style-name="ce3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3.54" calcext:value-type="float">
            <text:p>123,54</text:p>
          </table:table-cell>
          <table:table-cell office:value-type="float" office:value="83.09" calcext:value-type="float">
            <text:p>83,09</text:p>
          </table:table-cell>
          <table:table-cell table:formula="of:=([.D51]*1.4)" office:value-type="float" office:value="61.6" calcext:value-type="float">
            <text:p>61,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9.78" calcext:value-type="float">
            <text:p>129,78</text:p>
          </table:table-cell>
          <table:table-cell office:value-type="float" office:value="82.1" calcext:value-type="float">
            <text:p>82,1</text:p>
          </table:table-cell>
          <table:table-cell table:formula="of:=([.D52]*1.4)" office:value-type="float" office:value="61.6" calcext:value-type="float">
            <text:p>61,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4.37" calcext:value-type="float">
            <text:p>134,37</text:p>
          </table:table-cell>
          <table:table-cell office:value-type="float" office:value="83.42" calcext:value-type="float">
            <text:p>83,42</text:p>
          </table:table-cell>
          <table:table-cell table:formula="of:=([.D53]*1.4)" office:value-type="float" office:value="61.6" calcext:value-type="float">
            <text:p>61,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6.67" calcext:value-type="float">
            <text:p>136,67</text:p>
          </table:table-cell>
          <table:table-cell office:value-type="float" office:value="86.37" calcext:value-type="float">
            <text:p>86,37</text:p>
          </table:table-cell>
          <table:table-cell table:formula="of:=([.D54]*1.4)" office:value-type="float" office:value="61.6" calcext:value-type="float">
            <text:p>61,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2.25" calcext:value-type="float">
            <text:p>142,25</text:p>
          </table:table-cell>
          <table:table-cell office:value-type="float" office:value="88.34" calcext:value-type="float">
            <text:p>88,34</text:p>
          </table:table-cell>
          <table:table-cell table:formula="of:=([.D55]*1.4)" office:value-type="float" office:value="61.6" calcext:value-type="float">
            <text:p>61,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5.53" calcext:value-type="float">
            <text:p>145,53</text:p>
          </table:table-cell>
          <table:table-cell office:value-type="float" office:value="92.93" calcext:value-type="float">
            <text:p>92,93</text:p>
          </table:table-cell>
          <table:table-cell table:formula="of:=([.D56]*1.4)" office:value-type="float" office:value="61.6" calcext:value-type="float">
            <text:p>61,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6.85" calcext:value-type="float">
            <text:p>146,85</text:p>
          </table:table-cell>
          <table:table-cell office:value-type="float" office:value="98.18" calcext:value-type="float">
            <text:p>98,18</text:p>
          </table:table-cell>
          <table:table-cell table:formula="of:=([.D57]*1.4)" office:value-type="float" office:value="61.6" calcext:value-type="float">
            <text:p>61,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3.56" calcext:value-type="float">
            <text:p>143,56</text:p>
          </table:table-cell>
          <table:table-cell office:value-type="float" office:value="102.45" calcext:value-type="float">
            <text:p>102,45</text:p>
          </table:table-cell>
          <table:table-cell table:formula="of:=([.D58]*1.4)" office:value-type="float" office:value="61.6" calcext:value-type="float">
            <text:p>61,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7.98" calcext:value-type="float">
            <text:p>137,98</text:p>
          </table:table-cell>
          <table:table-cell office:value-type="float" office:value="108.69" calcext:value-type="float">
            <text:p>108,69</text:p>
          </table:table-cell>
          <table:table-cell table:formula="of:=([.D59]*1.4)" office:value-type="float" office:value="61.6" calcext:value-type="float">
            <text:p>61,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3.72" calcext:value-type="float">
            <text:p>133,72</text:p>
          </table:table-cell>
          <table:table-cell office:value-type="float" office:value="110.66" calcext:value-type="float">
            <text:p>110,66</text:p>
          </table:table-cell>
          <table:table-cell table:formula="of:=([.D60]*1.4)" office:value-type="float" office:value="61.6" calcext:value-type="float">
            <text:p>61,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7.15" calcext:value-type="float">
            <text:p>127,15</text:p>
          </table:table-cell>
          <table:table-cell office:value-type="float" office:value="111.31" calcext:value-type="float">
            <text:p>111,31</text:p>
          </table:table-cell>
          <table:table-cell table:formula="of:=([.D61]*1.4)" office:value-type="float" office:value="61.6" calcext:value-type="float">
            <text:p>61,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3.22" calcext:value-type="float">
            <text:p>123,22</text:p>
          </table:table-cell>
          <table:table-cell office:value-type="float" office:value="105.41" calcext:value-type="float">
            <text:p>105,41</text:p>
          </table:table-cell>
          <table:table-cell table:formula="of:=([.D62]*1.4)" office:value-type="float" office:value="61.6" calcext:value-type="float">
            <text:p>61,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0.92" calcext:value-type="float">
            <text:p>120,92</text:p>
          </table:table-cell>
          <table:table-cell office:value-type="float" office:value="99.83" calcext:value-type="float">
            <text:p>99,83</text:p>
          </table:table-cell>
          <table:table-cell table:formula="of:=([.D63]*1.4)" office:value-type="float" office:value="61.6" calcext:value-type="float">
            <text:p>61,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8.95" calcext:value-type="float">
            <text:p>118,95</text:p>
          </table:table-cell>
          <table:table-cell office:value-type="float" office:value="93.26" calcext:value-type="float">
            <text:p>93,26</text:p>
          </table:table-cell>
          <table:table-cell table:formula="of:=([.D64]*1.4)" office:value-type="float" office:value="61.6" calcext:value-type="float">
            <text:p>61,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3" office:value-type="float" office:value="120.92" calcext:value-type="float">
            <text:p>120,92</text:p>
          </table:table-cell>
          <table:table-cell table:style-name="ce3" office:value-type="float" office:value="88.01" calcext:value-type="float">
            <text:p>88,01</text:p>
          </table:table-cell>
          <table:table-cell table:style-name="ce3" table:formula="of:=([.D65]*1.4)" office:value-type="float" office:value="61.6" calcext:value-type="float">
            <text:p>61,6</text:p>
          </table:table-cell>
          <table:table-cell table:style-name="ce3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0.44" calcext:value-type="float">
            <text:p>130,44</text:p>
          </table:table-cell>
          <table:table-cell office:value-type="float" office:value="82.1" calcext:value-type="float">
            <text:p>82,1</text:p>
          </table:table-cell>
          <table:table-cell table:formula="of:=([.D66]*1.4)" office:value-type="float" office:value="60.2" calcext:value-type="float">
            <text:p>60,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7.98" calcext:value-type="float">
            <text:p>137,98</text:p>
          </table:table-cell>
          <table:table-cell office:value-type="float" office:value="85.71" calcext:value-type="float">
            <text:p>85,71</text:p>
          </table:table-cell>
          <table:table-cell table:formula="of:=([.D67]*1.4)" office:value-type="float" office:value="60.2" calcext:value-type="float">
            <text:p>60,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4.22" calcext:value-type="float">
            <text:p>144,22</text:p>
          </table:table-cell>
          <table:table-cell office:value-type="float" office:value="89.98" calcext:value-type="float">
            <text:p>89,98</text:p>
          </table:table-cell>
          <table:table-cell table:formula="of:=([.D68]*1.4)" office:value-type="float" office:value="60.2" calcext:value-type="float">
            <text:p>60,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7.17" calcext:value-type="float">
            <text:p>147,17</text:p>
          </table:table-cell>
          <table:table-cell office:value-type="float" office:value="96.54" calcext:value-type="float">
            <text:p>96,54</text:p>
          </table:table-cell>
          <table:table-cell table:formula="of:=([.D69]*1.4)" office:value-type="float" office:value="60.2" calcext:value-type="float">
            <text:p>60,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4.55" calcext:value-type="float">
            <text:p>144,55</text:p>
          </table:table-cell>
          <table:table-cell office:value-type="float" office:value="103.44" calcext:value-type="float">
            <text:p>103,44</text:p>
          </table:table-cell>
          <table:table-cell table:formula="of:=([.D70]*1.4)" office:value-type="float" office:value="60.2" calcext:value-type="float">
            <text:p>60,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1.31" calcext:value-type="float">
            <text:p>111,31</text:p>
          </table:table-cell>
          <table:table-cell table:formula="of:=([.D71]*1.4)" office:value-type="float" office:value="60.2" calcext:value-type="float">
            <text:p>60,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9.78" calcext:value-type="float">
            <text:p>129,78</text:p>
          </table:table-cell>
          <table:table-cell office:value-type="float" office:value="111.28" calcext:value-type="float">
            <text:p>111,28</text:p>
          </table:table-cell>
          <table:table-cell table:formula="of:=([.D72]*1.4)" office:value-type="float" office:value="60.2" calcext:value-type="float">
            <text:p>60,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3.87" calcext:value-type="float">
            <text:p>123,87</text:p>
          </table:table-cell>
          <table:table-cell office:value-type="float" office:value="109.67" calcext:value-type="float">
            <text:p>109,67</text:p>
          </table:table-cell>
          <table:table-cell table:formula="of:=([.D73]*1.4)" office:value-type="float" office:value="60.2" calcext:value-type="float">
            <text:p>60,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9.61" calcext:value-type="float">
            <text:p>119,61</text:p>
          </table:table-cell>
          <table:table-cell office:value-type="float" office:value="101.14" calcext:value-type="float">
            <text:p>101,14</text:p>
          </table:table-cell>
          <table:table-cell table:formula="of:=([.D74]*1.4)" office:value-type="float" office:value="60.2" calcext:value-type="float">
            <text:p>60,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8.62" calcext:value-type="float">
            <text:p>118,62</text:p>
          </table:table-cell>
          <table:table-cell office:value-type="float" office:value="94.57" calcext:value-type="float">
            <text:p>94,57</text:p>
          </table:table-cell>
          <table:table-cell table:formula="of:=([.D75]*1.4)" office:value-type="float" office:value="60.2" calcext:value-type="float">
            <text:p>60,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0.92" calcext:value-type="float">
            <text:p>120,92</text:p>
          </table:table-cell>
          <table:table-cell office:value-type="float" office:value="87.35" calcext:value-type="float">
            <text:p>87,35</text:p>
          </table:table-cell>
          <table:table-cell table:formula="of:=([.D76]*1.4)" office:value-type="float" office:value="60.2" calcext:value-type="float">
            <text:p>60,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3" office:value-type="float" office:value="124.2" calcext:value-type="float">
            <text:p>124,2</text:p>
          </table:table-cell>
          <table:table-cell table:style-name="ce3" office:value-type="float" office:value="82.76" calcext:value-type="float">
            <text:p>82,76</text:p>
          </table:table-cell>
          <table:table-cell table:style-name="ce3" table:formula="of:=([.D77]*1.4)" office:value-type="float" office:value="60.2" calcext:value-type="float">
            <text:p>60,2</text:p>
          </table:table-cell>
          <table:table-cell table:style-name="ce3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6.83" calcext:value-type="float">
            <text:p>126,83</text:p>
          </table:table-cell>
          <table:table-cell office:value-type="float" office:value="81.12" calcext:value-type="float">
            <text:p>81,12</text:p>
          </table:table-cell>
          <table:table-cell table:formula="of:=([.D78]*1.4)" office:value-type="float" office:value="58.8" calcext:value-type="float">
            <text:p>58,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5.03" calcext:value-type="float">
            <text:p>135,03</text:p>
          </table:table-cell>
          <table:table-cell office:value-type="float" office:value="82.76" calcext:value-type="float">
            <text:p>82,76</text:p>
          </table:table-cell>
          <table:table-cell table:formula="of:=([.D79]*1.4)" office:value-type="float" office:value="58.8" calcext:value-type="float">
            <text:p>58,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3.56" calcext:value-type="float">
            <text:p>143,56</text:p>
          </table:table-cell>
          <table:table-cell office:value-type="float" office:value="88.99" calcext:value-type="float">
            <text:p>88,99</text:p>
          </table:table-cell>
          <table:table-cell table:formula="of:=([.D80]*1.4)" office:value-type="float" office:value="58.8" calcext:value-type="float">
            <text:p>58,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7.5" calcext:value-type="float">
            <text:p>147,5</text:p>
          </table:table-cell>
          <table:table-cell office:value-type="float" office:value="94.9" calcext:value-type="float">
            <text:p>94,9</text:p>
          </table:table-cell>
          <table:table-cell table:formula="of:=([.D81]*1.4)" office:value-type="float" office:value="58.8" calcext:value-type="float">
            <text:p>58,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7.17" calcext:value-type="float">
            <text:p>147,17</text:p>
          </table:table-cell>
          <table:table-cell office:value-type="float" office:value="101.79" calcext:value-type="float">
            <text:p>101,79</text:p>
          </table:table-cell>
          <table:table-cell table:formula="of:=([.D82]*1.4)" office:value-type="float" office:value="58.8" calcext:value-type="float">
            <text:p>58,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1.59" calcext:value-type="float">
            <text:p>141,59</text:p>
          </table:table-cell>
          <table:table-cell office:value-type="float" office:value="109.02" calcext:value-type="float">
            <text:p>109,02</text:p>
          </table:table-cell>
          <table:table-cell table:formula="of:=([.D83]*1.4)" office:value-type="float" office:value="58.8" calcext:value-type="float">
            <text:p>58,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4.37" calcext:value-type="float">
            <text:p>134,37</text:p>
          </table:table-cell>
          <table:table-cell office:value-type="float" office:value="113.28" calcext:value-type="float">
            <text:p>113,28</text:p>
          </table:table-cell>
          <table:table-cell table:formula="of:=([.D84]*1.4)" office:value-type="float" office:value="58.8" calcext:value-type="float">
            <text:p>58,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6.5" calcext:value-type="float">
            <text:p>126,5</text:p>
          </table:table-cell>
          <table:table-cell office:value-type="float" office:value="112.63" calcext:value-type="float">
            <text:p>112,63</text:p>
          </table:table-cell>
          <table:table-cell table:formula="of:=([.D85]*1.4)" office:value-type="float" office:value="58.8" calcext:value-type="float">
            <text:p>58,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0.92" calcext:value-type="float">
            <text:p>120,92</text:p>
          </table:table-cell>
          <table:table-cell office:value-type="float" office:value="105.73" calcext:value-type="float">
            <text:p>105,73</text:p>
          </table:table-cell>
          <table:table-cell table:formula="of:=([.D86]*1.4)" office:value-type="float" office:value="58.8" calcext:value-type="float">
            <text:p>58,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8.29" calcext:value-type="float">
            <text:p>118,29</text:p>
          </table:table-cell>
          <table:table-cell office:value-type="float" office:value="99.83" calcext:value-type="float">
            <text:p>99,83</text:p>
          </table:table-cell>
          <table:table-cell table:formula="of:=([.D87]*1.4)" office:value-type="float" office:value="58.8" calcext:value-type="float">
            <text:p>58,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8.95" calcext:value-type="float">
            <text:p>118,95</text:p>
          </table:table-cell>
          <table:table-cell office:value-type="float" office:value="89.65" calcext:value-type="float">
            <text:p>89,65</text:p>
          </table:table-cell>
          <table:table-cell table:formula="of:=([.D88]*1.4)" office:value-type="float" office:value="58.8" calcext:value-type="float">
            <text:p>58,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3" office:value-type="float" office:value="122.89" calcext:value-type="float">
            <text:p>122,89</text:p>
          </table:table-cell>
          <table:table-cell table:style-name="ce3" office:value-type="float" office:value="84.4" calcext:value-type="float">
            <text:p>84,4</text:p>
          </table:table-cell>
          <table:table-cell table:style-name="ce3" table:formula="of:=([.D89]*1.4)" office:value-type="float" office:value="58.8" calcext:value-type="float">
            <text:p>58,8</text:p>
          </table:table-cell>
          <table:table-cell table:style-name="ce3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9.45" calcext:value-type="float">
            <text:p>129,45</text:p>
          </table:table-cell>
          <table:table-cell office:value-type="float" office:value="81.12" calcext:value-type="float">
            <text:p>81,12</text:p>
          </table:table-cell>
          <table:table-cell table:formula="of:=([.D90]*1.4)" office:value-type="float" office:value="57.4" calcext:value-type="float">
            <text:p>57,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6.02" calcext:value-type="float">
            <text:p>136,02</text:p>
          </table:table-cell>
          <table:table-cell office:value-type="float" office:value="82.43" calcext:value-type="float">
            <text:p>82,43</text:p>
          </table:table-cell>
          <table:table-cell table:formula="of:=([.D91]*1.4)" office:value-type="float" office:value="57.4" calcext:value-type="float">
            <text:p>57,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0.61" calcext:value-type="float">
            <text:p>140,61</text:p>
          </table:table-cell>
          <table:table-cell office:value-type="float" office:value="85.71" calcext:value-type="float">
            <text:p>85,71</text:p>
          </table:table-cell>
          <table:table-cell table:formula="of:=([.D92]*1.4)" office:value-type="float" office:value="57.4" calcext:value-type="float">
            <text:p>57,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5.86" calcext:value-type="float">
            <text:p>145,86</text:p>
          </table:table-cell>
          <table:table-cell office:value-type="float" office:value="91.29" calcext:value-type="float">
            <text:p>91,29</text:p>
          </table:table-cell>
          <table:table-cell table:formula="of:=([.D93]*1.4)" office:value-type="float" office:value="57.4" calcext:value-type="float">
            <text:p>57,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8.16" calcext:value-type="float">
            <text:p>148,16</text:p>
          </table:table-cell>
          <table:table-cell office:value-type="float" office:value="97.86" calcext:value-type="float">
            <text:p>97,86</text:p>
          </table:table-cell>
          <table:table-cell table:formula="of:=([.D94]*1.4)" office:value-type="float" office:value="57.4" calcext:value-type="float">
            <text:p>57,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4.88" calcext:value-type="float">
            <text:p>144,88</text:p>
          </table:table-cell>
          <table:table-cell office:value-type="float" office:value="105.41" calcext:value-type="float">
            <text:p>105,41</text:p>
          </table:table-cell>
          <table:table-cell table:formula="of:=([.D95]*1.4)" office:value-type="float" office:value="57.4" calcext:value-type="float">
            <text:p>57,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0.61" calcext:value-type="float">
            <text:p>140,61</text:p>
          </table:table-cell>
          <table:table-cell office:value-type="float" office:value="111.97" calcext:value-type="float">
            <text:p>111,97</text:p>
          </table:table-cell>
          <table:table-cell table:formula="of:=([.D96]*1.4)" office:value-type="float" office:value="57.4" calcext:value-type="float">
            <text:p>57,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1.09" calcext:value-type="float">
            <text:p>131,09</text:p>
          </table:table-cell>
          <table:table-cell office:value-type="float" office:value="114.27" calcext:value-type="float">
            <text:p>114,27</text:p>
          </table:table-cell>
          <table:table-cell table:formula="of:=([.D97]*1.4)" office:value-type="float" office:value="57.4" calcext:value-type="float">
            <text:p>57,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3.54" calcext:value-type="float">
            <text:p>123,54</text:p>
          </table:table-cell>
          <table:table-cell office:value-type="float" office:value="111.31" calcext:value-type="float">
            <text:p>111,31</text:p>
          </table:table-cell>
          <table:table-cell table:formula="of:=([.D98]*1.4)" office:value-type="float" office:value="57.4" calcext:value-type="float">
            <text:p>57,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7.96" calcext:value-type="float">
            <text:p>117,96</text:p>
          </table:table-cell>
          <table:table-cell office:value-type="float" office:value="102.12" calcext:value-type="float">
            <text:p>102,12</text:p>
          </table:table-cell>
          <table:table-cell table:formula="of:=([.D99]*1.4)" office:value-type="float" office:value="57.4" calcext:value-type="float">
            <text:p>57,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8.62" calcext:value-type="float">
            <text:p>118,62</text:p>
          </table:table-cell>
          <table:table-cell office:value-type="float" office:value="90.96" calcext:value-type="float">
            <text:p>90,96</text:p>
          </table:table-cell>
          <table:table-cell table:formula="of:=([.D100]*1.4)" office:value-type="float" office:value="57.4" calcext:value-type="float">
            <text:p>57,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3" office:value-type="float" office:value="123.22" calcext:value-type="float">
            <text:p>123,22</text:p>
          </table:table-cell>
          <table:table-cell table:style-name="ce3" office:value-type="float" office:value="83.09" calcext:value-type="float">
            <text:p>83,09</text:p>
          </table:table-cell>
          <table:table-cell table:style-name="ce3" table:formula="of:=([.D101]*1.4)" office:value-type="float" office:value="57.4" calcext:value-type="float">
            <text:p>57,4</text:p>
          </table:table-cell>
          <table:table-cell table:style-name="ce3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7.15" calcext:value-type="float">
            <text:p>127,15</text:p>
          </table:table-cell>
          <table:table-cell office:value-type="float" office:value="81.77" calcext:value-type="float">
            <text:p>81,77</text:p>
          </table:table-cell>
          <table:table-cell table:formula="of:=([.D102]*1.4)"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7.98" calcext:value-type="float">
            <text:p>137,98</text:p>
          </table:table-cell>
          <table:table-cell office:value-type="float" office:value="82.43" calcext:value-type="float">
            <text:p>82,43</text:p>
          </table:table-cell>
          <table:table-cell table:formula="of:=([.D103]*1.4)"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2.58" calcext:value-type="float">
            <text:p>142,58</text:p>
          </table:table-cell>
          <table:table-cell office:value-type="float" office:value="86.37" calcext:value-type="float">
            <text:p>86,37</text:p>
          </table:table-cell>
          <table:table-cell table:formula="of:=([.D104]*1.4)"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6.52" calcext:value-type="float">
            <text:p>146,52</text:p>
          </table:table-cell>
          <table:table-cell office:value-type="float" office:value="91.62" calcext:value-type="float">
            <text:p>91,62</text:p>
          </table:table-cell>
          <table:table-cell table:formula="of:=([.D105]*1.4)"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8.16" calcext:value-type="float">
            <text:p>148,16</text:p>
          </table:table-cell>
          <table:table-cell office:value-type="float" office:value="100.48" calcext:value-type="float">
            <text:p>100,48</text:p>
          </table:table-cell>
          <table:table-cell table:formula="of:=([.D106]*1.4)"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5.86" calcext:value-type="float">
            <text:p>145,86</text:p>
          </table:table-cell>
          <table:table-cell office:value-type="float" office:value="106.39" calcext:value-type="float">
            <text:p>106,39</text:p>
          </table:table-cell>
          <table:table-cell table:formula="of:=([.D107]*1.4)"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1.27" calcext:value-type="float">
            <text:p>141,27</text:p>
          </table:table-cell>
          <table:table-cell office:value-type="float" office:value="110.33" calcext:value-type="float">
            <text:p>110,33</text:p>
          </table:table-cell>
          <table:table-cell table:formula="of:=([.D108]*1.4)"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6.02" calcext:value-type="float">
            <text:p>136,02</text:p>
          </table:table-cell>
          <table:table-cell office:value-type="float" office:value="114.59" calcext:value-type="float">
            <text:p>114,59</text:p>
          </table:table-cell>
          <table:table-cell table:formula="of:=([.D109]*1.4)"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7.15" calcext:value-type="float">
            <text:p>127,15</text:p>
          </table:table-cell>
          <table:table-cell office:value-type="float" office:value="114.92" calcext:value-type="float">
            <text:p>114,92</text:p>
          </table:table-cell>
          <table:table-cell table:formula="of:=([.D110]*1.4)"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9.93" calcext:value-type="float">
            <text:p>119,93</text:p>
          </table:table-cell>
          <table:table-cell office:value-type="float" office:value="106.06" calcext:value-type="float">
            <text:p>106,06</text:p>
          </table:table-cell>
          <table:table-cell table:formula="of:=([.D111]*1.4)"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7.96" calcext:value-type="float">
            <text:p>117,96</text:p>
          </table:table-cell>
          <table:table-cell office:value-type="float" office:value="96.22" calcext:value-type="float">
            <text:p>96,22</text:p>
          </table:table-cell>
          <table:table-cell table:formula="of:=([.D112]*1.4)"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9.61" calcext:value-type="float">
            <text:p>119,61</text:p>
          </table:table-cell>
          <table:table-cell office:value-type="float" office:value="87.03" calcext:value-type="float">
            <text:p>87,03</text:p>
          </table:table-cell>
          <table:table-cell table:formula="of:=([.D113]*1.4)"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3" office:value-type="float" office:value="123.87" calcext:value-type="float">
            <text:p>123,87</text:p>
          </table:table-cell>
          <table:table-cell table:style-name="ce3" office:value-type="float" office:value="82.1" calcext:value-type="float">
            <text:p>82,1</text:p>
          </table:table-cell>
          <table:table-cell table:style-name="ce3" table:formula="of:=([.D114]*1.4)" office:value-type="float" office:value="56" calcext:value-type="float">
            <text:p>56</text:p>
          </table:table-cell>
          <table:table-cell table:style-name="ce3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0.11" calcext:value-type="float">
            <text:p>130,11</text:p>
          </table:table-cell>
          <table:table-cell office:value-type="float" office:value="80.79" calcext:value-type="float">
            <text:p>80,79</text:p>
          </table:table-cell>
          <table:table-cell table:formula="of:=([.D115]*1.4)" office:value-type="float" office:value="54.6" calcext:value-type="float">
            <text:p>54,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1.45" calcext:value-type="float">
            <text:p>81,45</text:p>
          </table:table-cell>
          <table:table-cell table:formula="of:=([.D116]*1.4)" office:value-type="float" office:value="54.6" calcext:value-type="float">
            <text:p>54,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2.91" calcext:value-type="float">
            <text:p>142,91</text:p>
          </table:table-cell>
          <table:table-cell office:value-type="float" office:value="87.03" calcext:value-type="float">
            <text:p>87,03</text:p>
          </table:table-cell>
          <table:table-cell table:formula="of:=([.D117]*1.4)" office:value-type="float" office:value="54.6" calcext:value-type="float">
            <text:p>54,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6.52" calcext:value-type="float">
            <text:p>146,52</text:p>
          </table:table-cell>
          <table:table-cell office:value-type="float" office:value="91.62" calcext:value-type="float">
            <text:p>91,62</text:p>
          </table:table-cell>
          <table:table-cell table:formula="of:=([.D118]*1.4)" office:value-type="float" office:value="54.6" calcext:value-type="float">
            <text:p>54,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8.49" calcext:value-type="float">
            <text:p>148,49</text:p>
          </table:table-cell>
          <table:table-cell office:value-type="float" office:value="102.45" calcext:value-type="float">
            <text:p>102,45</text:p>
          </table:table-cell>
          <table:table-cell table:formula="of:=([.D119]*1.4)" office:value-type="float" office:value="54.6" calcext:value-type="float">
            <text:p>54,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2.25" calcext:value-type="float">
            <text:p>142,25</text:p>
          </table:table-cell>
          <table:table-cell office:value-type="float" office:value="109.67" calcext:value-type="float">
            <text:p>109,67</text:p>
          </table:table-cell>
          <table:table-cell table:formula="of:=([.D120]*1.4)" office:value-type="float" office:value="54.6" calcext:value-type="float">
            <text:p>54,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9.63" calcext:value-type="float">
            <text:p>139,63</text:p>
          </table:table-cell>
          <table:table-cell office:value-type="float" office:value="113.61" calcext:value-type="float">
            <text:p>113,61</text:p>
          </table:table-cell>
          <table:table-cell table:formula="of:=([.D121]*1.4)" office:value-type="float" office:value="54.6" calcext:value-type="float">
            <text:p>54,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9.12" calcext:value-type="float">
            <text:p>129,12</text:p>
          </table:table-cell>
          <table:table-cell office:value-type="float" office:value="114.27" calcext:value-type="float">
            <text:p>114,27</text:p>
          </table:table-cell>
          <table:table-cell table:formula="of:=([.D122]*1.4)" office:value-type="float" office:value="54.6" calcext:value-type="float">
            <text:p>54,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5.18" calcext:value-type="float">
            <text:p>125,18</text:p>
          </table:table-cell>
          <table:table-cell office:value-type="float" office:value="113.61" calcext:value-type="float">
            <text:p>113,61</text:p>
          </table:table-cell>
          <table:table-cell table:formula="of:=([.D123]*1.4)" office:value-type="float" office:value="54.6" calcext:value-type="float">
            <text:p>54,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8.29" calcext:value-type="float">
            <text:p>118,29</text:p>
          </table:table-cell>
          <table:table-cell office:value-type="float" office:value="103.11" calcext:value-type="float">
            <text:p>103,11</text:p>
          </table:table-cell>
          <table:table-cell table:formula="of:=([.D124]*1.4)" office:value-type="float" office:value="54.6" calcext:value-type="float">
            <text:p>54,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8.29" calcext:value-type="float">
            <text:p>118,29</text:p>
          </table:table-cell>
          <table:table-cell office:value-type="float" office:value="93.92" calcext:value-type="float">
            <text:p>93,92</text:p>
          </table:table-cell>
          <table:table-cell table:formula="of:=([.D125]*1.4)" office:value-type="float" office:value="54.6" calcext:value-type="float">
            <text:p>54,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9.93" calcext:value-type="float">
            <text:p>119,93</text:p>
          </table:table-cell>
          <table:table-cell office:value-type="float" office:value="86.7" calcext:value-type="float">
            <text:p>86,7</text:p>
          </table:table-cell>
          <table:table-cell table:formula="of:=([.D126]*1.4)" office:value-type="float" office:value="54.6" calcext:value-type="float">
            <text:p>54,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3" office:value-type="float" office:value="124.86" calcext:value-type="float">
            <text:p>124,86</text:p>
          </table:table-cell>
          <table:table-cell table:style-name="ce3" office:value-type="float" office:value="81.45" calcext:value-type="float">
            <text:p>81,45</text:p>
          </table:table-cell>
          <table:table-cell table:style-name="ce3" table:formula="of:=([.D127]*1.4)" office:value-type="float" office:value="54.6" calcext:value-type="float">
            <text:p>54,6</text:p>
          </table:table-cell>
          <table:table-cell table:style-name="ce3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8.14" calcext:value-type="float">
            <text:p>128,14</text:p>
          </table:table-cell>
          <table:table-cell office:value-type="float" office:value="81.12" calcext:value-type="float">
            <text:p>81,12</text:p>
          </table:table-cell>
          <table:table-cell table:formula="of:=([.D128]*1.4)" office:value-type="float" office:value="53.2" calcext:value-type="float">
            <text:p>53,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6.34" calcext:value-type="float">
            <text:p>136,34</text:p>
          </table:table-cell>
          <table:table-cell office:value-type="float" office:value="81.12" calcext:value-type="float">
            <text:p>81,12</text:p>
          </table:table-cell>
          <table:table-cell table:formula="of:=([.D129]*1.4)" office:value-type="float" office:value="53.2" calcext:value-type="float">
            <text:p>53,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2.25" calcext:value-type="float">
            <text:p>142,25</text:p>
          </table:table-cell>
          <table:table-cell office:value-type="float" office:value="85.38" calcext:value-type="float">
            <text:p>85,38</text:p>
          </table:table-cell>
          <table:table-cell table:formula="of:=([.D130]*1.4)" office:value-type="float" office:value="53.2" calcext:value-type="float">
            <text:p>53,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.16" calcext:value-type="float">
            <text:p>148,16</text:p>
          </table:table-cell>
          <table:table-cell office:value-type="float" office:value="94.57" calcext:value-type="float">
            <text:p>94,57</text:p>
          </table:table-cell>
          <table:table-cell table:formula="of:=([.D131]*1.4)" office:value-type="float" office:value="53.2" calcext:value-type="float">
            <text:p>53,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7.17" calcext:value-type="float">
            <text:p>147,17</text:p>
          </table:table-cell>
          <table:table-cell office:value-type="float" office:value="103.76" calcext:value-type="float">
            <text:p>103,76</text:p>
          </table:table-cell>
          <table:table-cell table:formula="of:=([.D132]*1.4)" office:value-type="float" office:value="53.2" calcext:value-type="float">
            <text:p>53,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3.56" calcext:value-type="float">
            <text:p>143,56</text:p>
          </table:table-cell>
          <table:table-cell office:value-type="float" office:value="108.03" calcext:value-type="float">
            <text:p>108,03</text:p>
          </table:table-cell>
          <table:table-cell table:formula="of:=([.D133]*1.4)" office:value-type="float" office:value="53.2" calcext:value-type="float">
            <text:p>53,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0.28" calcext:value-type="float">
            <text:p>140,28</text:p>
          </table:table-cell>
          <table:table-cell office:value-type="float" office:value="113.94" calcext:value-type="float">
            <text:p>113,94</text:p>
          </table:table-cell>
          <table:table-cell table:formula="of:=([.D134]*1.4)" office:value-type="float" office:value="53.2" calcext:value-type="float">
            <text:p>53,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7.48" calcext:value-type="float">
            <text:p>127,48</text:p>
          </table:table-cell>
          <table:table-cell office:value-type="float" office:value="114.59" calcext:value-type="float">
            <text:p>114,59</text:p>
          </table:table-cell>
          <table:table-cell table:formula="of:=([.D135]*1.4)" office:value-type="float" office:value="53.2" calcext:value-type="float">
            <text:p>53,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1.25" calcext:value-type="float">
            <text:p>121,25</text:p>
          </table:table-cell>
          <table:table-cell office:value-type="float" office:value="108.03" calcext:value-type="float">
            <text:p>108,03</text:p>
          </table:table-cell>
          <table:table-cell table:formula="of:=([.D136]*1.4)" office:value-type="float" office:value="53.2" calcext:value-type="float">
            <text:p>53,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7.64" calcext:value-type="float">
            <text:p>117,64</text:p>
          </table:table-cell>
          <table:table-cell office:value-type="float" office:value="103.44" calcext:value-type="float">
            <text:p>103,44</text:p>
          </table:table-cell>
          <table:table-cell table:formula="of:=([.D137]*1.4)" office:value-type="float" office:value="53.2" calcext:value-type="float">
            <text:p>53,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4.03" calcext:value-type="float">
            <text:p>114,03</text:p>
          </table:table-cell>
          <table:table-cell office:value-type="float" office:value="99.17" calcext:value-type="float">
            <text:p>99,17</text:p>
          </table:table-cell>
          <table:table-cell table:formula="of:=([.D138]*1.4)" office:value-type="float" office:value="53.2" calcext:value-type="float">
            <text:p>53,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8.62" calcext:value-type="float">
            <text:p>118,62</text:p>
          </table:table-cell>
          <table:table-cell office:value-type="float" office:value="93.26" calcext:value-type="float">
            <text:p>93,26</text:p>
          </table:table-cell>
          <table:table-cell table:formula="of:=([.D139]*1.4)" office:value-type="float" office:value="53.2" calcext:value-type="float">
            <text:p>53,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1.25" calcext:value-type="float">
            <text:p>121,25</text:p>
          </table:table-cell>
          <table:table-cell office:value-type="float" office:value="85.06" calcext:value-type="float">
            <text:p>85,06</text:p>
          </table:table-cell>
          <table:table-cell table:formula="of:=([.D140]*1.4)" office:value-type="float" office:value="53.2" calcext:value-type="float">
            <text:p>53,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3" office:value-type="float" office:value="125.84" calcext:value-type="float">
            <text:p>125,84</text:p>
          </table:table-cell>
          <table:table-cell table:style-name="ce3" office:value-type="float" office:value="81.45" calcext:value-type="float">
            <text:p>81,45</text:p>
          </table:table-cell>
          <table:table-cell table:style-name="ce3" table:formula="of:=([.D141]*1.4)" office:value-type="float" office:value="53.2" calcext:value-type="float">
            <text:p>53,2</text:p>
          </table:table-cell>
          <table:table-cell table:style-name="ce3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9.45" calcext:value-type="float">
            <text:p>129,45</text:p>
          </table:table-cell>
          <table:table-cell office:value-type="float" office:value="80.46" calcext:value-type="float">
            <text:p>80,46</text:p>
          </table:table-cell>
          <table:table-cell table:formula="of:=([.D142]*1.4)" office:value-type="float" office:value="51.8" calcext:value-type="float">
            <text:p>51,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9.3" calcext:value-type="float">
            <text:p>139,3</text:p>
          </table:table-cell>
          <table:table-cell office:value-type="float" office:value="81.12" calcext:value-type="float">
            <text:p>81,12</text:p>
          </table:table-cell>
          <table:table-cell table:formula="of:=([.D143]*1.4)" office:value-type="float" office:value="51.8" calcext:value-type="float">
            <text:p>51,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7.5" calcext:value-type="float">
            <text:p>147,5</text:p>
          </table:table-cell>
          <table:table-cell office:value-type="float" office:value="94.57" calcext:value-type="float">
            <text:p>94,57</text:p>
          </table:table-cell>
          <table:table-cell table:formula="of:=([.D144]*1.4)" office:value-type="float" office:value="51.8" calcext:value-type="float">
            <text:p>51,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4.22" calcext:value-type="float">
            <text:p>144,22</text:p>
          </table:table-cell>
          <table:table-cell office:value-type="float" office:value="107.37" calcext:value-type="float">
            <text:p>107,37</text:p>
          </table:table-cell>
          <table:table-cell table:formula="of:=([.D145]*1.4)" office:value-type="float" office:value="51.8" calcext:value-type="float">
            <text:p>51,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0.61" calcext:value-type="float">
            <text:p>140,61</text:p>
          </table:table-cell>
          <table:table-cell office:value-type="float" office:value="113.28" calcext:value-type="float">
            <text:p>113,28</text:p>
          </table:table-cell>
          <table:table-cell table:formula="of:=([.D146]*1.4)" office:value-type="float" office:value="51.8" calcext:value-type="float">
            <text:p>51,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8.47" calcext:value-type="float">
            <text:p>128,47</text:p>
          </table:table-cell>
          <table:table-cell office:value-type="float" office:value="115.25" calcext:value-type="float">
            <text:p>115,25</text:p>
          </table:table-cell>
          <table:table-cell table:formula="of:=([.D147]*1.4)" office:value-type="float" office:value="51.8" calcext:value-type="float">
            <text:p>51,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4.53" calcext:value-type="float">
            <text:p>124,53</text:p>
          </table:table-cell>
          <table:table-cell office:value-type="float" office:value="116.89" calcext:value-type="float">
            <text:p>116,89</text:p>
          </table:table-cell>
          <table:table-cell table:formula="of:=([.D148]*1.4)" office:value-type="float" office:value="51.8" calcext:value-type="float">
            <text:p>51,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7.96" calcext:value-type="float">
            <text:p>117,96</text:p>
          </table:table-cell>
          <table:table-cell office:value-type="float" office:value="104.09" calcext:value-type="float">
            <text:p>104,09</text:p>
          </table:table-cell>
          <table:table-cell table:formula="of:=([.D149]*1.4)" office:value-type="float" office:value="51.8" calcext:value-type="float">
            <text:p>51,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2.71" calcext:value-type="float">
            <text:p>112,71</text:p>
          </table:table-cell>
          <table:table-cell office:value-type="float" office:value="100.81" calcext:value-type="float">
            <text:p>100,81</text:p>
          </table:table-cell>
          <table:table-cell table:formula="of:=([.D150]*1.4)" office:value-type="float" office:value="51.8" calcext:value-type="float">
            <text:p>51,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7.64" calcext:value-type="float">
            <text:p>117,64</text:p>
          </table:table-cell>
          <table:table-cell office:value-type="float" office:value="93.92" calcext:value-type="float">
            <text:p>93,92</text:p>
          </table:table-cell>
          <table:table-cell table:formula="of:=([.D151]*1.4)" office:value-type="float" office:value="51.8" calcext:value-type="float">
            <text:p>51,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1.25" calcext:value-type="float">
            <text:p>121,25</text:p>
          </table:table-cell>
          <table:table-cell office:value-type="float" office:value="87.03" calcext:value-type="float">
            <text:p>87,03</text:p>
          </table:table-cell>
          <table:table-cell table:formula="of:=([.D152]*1.4)" office:value-type="float" office:value="51.8" calcext:value-type="float">
            <text:p>51,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3" office:value-type="float" office:value="125.51" calcext:value-type="float">
            <text:p>125,51</text:p>
          </table:table-cell>
          <table:table-cell table:style-name="ce3" office:value-type="float" office:value="80.79" calcext:value-type="float">
            <text:p>80,79</text:p>
          </table:table-cell>
          <table:table-cell table:style-name="ce3" table:formula="of:=([.D153]*1.4)" office:value-type="float" office:value="51.8" calcext:value-type="float">
            <text:p>51,8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8.47" calcext:value-type="float">
            <text:p>128,47</text:p>
          </table:table-cell>
          <table:table-cell office:value-type="float" office:value="81.12" calcext:value-type="float">
            <text:p>81,12</text:p>
          </table:table-cell>
          <table:table-cell table:formula="of:=([.D154]*1.4)" office:value-type="float" office:value="50.4" calcext:value-type="float">
            <text:p>50,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8.97" calcext:value-type="float">
            <text:p>138,97</text:p>
          </table:table-cell>
          <table:table-cell office:value-type="float" office:value="80.79" calcext:value-type="float">
            <text:p>80,79</text:p>
          </table:table-cell>
          <table:table-cell table:formula="of:=([.D155]*1.4)" office:value-type="float" office:value="50.4" calcext:value-type="float">
            <text:p>50,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.82" calcext:value-type="float">
            <text:p>148,82</text:p>
          </table:table-cell>
          <table:table-cell office:value-type="float" office:value="95.23" calcext:value-type="float">
            <text:p>95,23</text:p>
          </table:table-cell>
          <table:table-cell table:formula="of:=([.D156]*1.4)" office:value-type="float" office:value="50.4" calcext:value-type="float">
            <text:p>50,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1.92" calcext:value-type="float">
            <text:p>141,92</text:p>
          </table:table-cell>
          <table:table-cell office:value-type="float" office:value="110.66" calcext:value-type="float">
            <text:p>110,66</text:p>
          </table:table-cell>
          <table:table-cell table:formula="of:=([.D157]*1.4)" office:value-type="float" office:value="50.4" calcext:value-type="float">
            <text:p>50,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8.64" calcext:value-type="float">
            <text:p>138,64</text:p>
          </table:table-cell>
          <table:table-cell office:value-type="float" office:value="114.27" calcext:value-type="float">
            <text:p>114,27</text:p>
          </table:table-cell>
          <table:table-cell table:formula="of:=([.D158]*1.4)" office:value-type="float" office:value="50.4" calcext:value-type="float">
            <text:p>50,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2.41" calcext:value-type="float">
            <text:p>132,41</text:p>
          </table:table-cell>
          <table:table-cell office:value-type="float" office:value="115.25" calcext:value-type="float">
            <text:p>115,25</text:p>
          </table:table-cell>
          <table:table-cell table:formula="of:=([.D159]*1.4)" office:value-type="float" office:value="50.4" calcext:value-type="float">
            <text:p>50,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5.51" calcext:value-type="float">
            <text:p>125,51</text:p>
          </table:table-cell>
          <table:table-cell office:value-type="float" office:value="115.25" calcext:value-type="float">
            <text:p>115,25</text:p>
          </table:table-cell>
          <table:table-cell table:formula="of:=([.D160]*1.4)" office:value-type="float" office:value="50.4" calcext:value-type="float">
            <text:p>50,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8.95" calcext:value-type="float">
            <text:p>118,95</text:p>
          </table:table-cell>
          <table:table-cell office:value-type="float" office:value="104.75" calcext:value-type="float">
            <text:p>104,75</text:p>
          </table:table-cell>
          <table:table-cell table:formula="of:=([.D161]*1.4)" office:value-type="float" office:value="50.4" calcext:value-type="float">
            <text:p>50,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2.71" calcext:value-type="float">
            <text:p>112,71</text:p>
          </table:table-cell>
          <table:table-cell office:value-type="float" office:value="101.47" calcext:value-type="float">
            <text:p>101,47</text:p>
          </table:table-cell>
          <table:table-cell table:formula="of:=([.D162]*1.4)" office:value-type="float" office:value="50.4" calcext:value-type="float">
            <text:p>50,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4" office:value-type="float" office:value="115.34" calcext:value-type="float">
            <text:p>115,34</text:p>
          </table:table-cell>
          <table:table-cell office:value-type="float" office:value="92.93" calcext:value-type="float">
            <text:p>92,93</text:p>
          </table:table-cell>
          <table:table-cell table:formula="of:=([.D163]*1.4)" office:value-type="float" office:value="50.4" calcext:value-type="float">
            <text:p>50,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9.61" calcext:value-type="float">
            <text:p>119,61</text:p>
          </table:table-cell>
          <table:table-cell office:value-type="float" office:value="92.28" calcext:value-type="float">
            <text:p>92,28</text:p>
          </table:table-cell>
          <table:table-cell table:formula="of:=([.D164]*1.4)" office:value-type="float" office:value="50.4" calcext:value-type="float">
            <text:p>50,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1.25" calcext:value-type="float">
            <text:p>121,25</text:p>
          </table:table-cell>
          <table:table-cell office:value-type="float" office:value="85.71" calcext:value-type="float">
            <text:p>85,71</text:p>
          </table:table-cell>
          <table:table-cell table:formula="of:=([.D165]*1.4)" office:value-type="float" office:value="50.4" calcext:value-type="float">
            <text:p>50,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float" office:value="127.15" calcext:value-type="float">
            <text:p>127,15</text:p>
          </table:table-cell>
          <table:table-cell table:style-name="ce3" office:value-type="float" office:value="81.45" calcext:value-type="float">
            <text:p>81,45</text:p>
          </table:table-cell>
          <table:table-cell table:style-name="ce3" table:formula="of:=([.D166]*1.4)" office:value-type="float" office:value="50.4" calcext:value-type="float">
            <text:p>50,4</text:p>
          </table:table-cell>
          <table:table-cell table:style-name="ce3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8.79" calcext:value-type="float">
            <text:p>128,79</text:p>
          </table:table-cell>
          <table:table-cell office:value-type="float" office:value="80.79" calcext:value-type="float">
            <text:p>80,79</text:p>
          </table:table-cell>
          <table:table-cell table:formula="of:=([.D167]*1.4)"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7.33" calcext:value-type="float">
            <text:p>137,33</text:p>
          </table:table-cell>
          <table:table-cell office:value-type="float" office:value="80.79" calcext:value-type="float">
            <text:p>80,79</text:p>
          </table:table-cell>
          <table:table-cell table:formula="of:=([.D168]*1.4)"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2.25" calcext:value-type="float">
            <text:p>142,25</text:p>
          </table:table-cell>
          <table:table-cell office:value-type="float" office:value="84.4" calcext:value-type="float">
            <text:p>84,4</text:p>
          </table:table-cell>
          <table:table-cell table:formula="of:=([.D169]*1.4)"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5.21" calcext:value-type="float">
            <text:p>145,21</text:p>
          </table:table-cell>
          <table:table-cell office:value-type="float" office:value="89.65" calcext:value-type="float">
            <text:p>89,65</text:p>
          </table:table-cell>
          <table:table-cell table:formula="of:=([.D170]*1.4)"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7.17" calcext:value-type="float">
            <text:p>147,17</text:p>
          </table:table-cell>
          <table:table-cell office:value-type="float" office:value="98.51" calcext:value-type="float">
            <text:p>98,51</text:p>
          </table:table-cell>
          <table:table-cell table:formula="of:=([.D171]*1.4)"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5.53" calcext:value-type="float">
            <text:p>145,53</text:p>
          </table:table-cell>
          <table:table-cell office:value-type="float" office:value="104.75" calcext:value-type="float">
            <text:p>104,75</text:p>
          </table:table-cell>
          <table:table-cell table:formula="of:=([.D172]*1.4)"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2.58" calcext:value-type="float">
            <text:p>142,58</text:p>
          </table:table-cell>
          <table:table-cell office:value-type="float" office:value="110.98" calcext:value-type="float">
            <text:p>110,98</text:p>
          </table:table-cell>
          <table:table-cell table:formula="of:=([.D173]*1.4)"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5.25" calcext:value-type="float">
            <text:p>115,25</text:p>
          </table:table-cell>
          <table:table-cell table:formula="of:=([.D174]*1.4)"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6.83" calcext:value-type="float">
            <text:p>126,83</text:p>
          </table:table-cell>
          <table:table-cell office:value-type="float" office:value="114.92" calcext:value-type="float">
            <text:p>114,92</text:p>
          </table:table-cell>
          <table:table-cell table:formula="of:=([.D175]*1.4)"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2.23" calcext:value-type="float">
            <text:p>122,23</text:p>
          </table:table-cell>
          <table:table-cell office:value-type="float" office:value="109.02" calcext:value-type="float">
            <text:p>109,02</text:p>
          </table:table-cell>
          <table:table-cell table:formula="of:=([.D176]*1.4)"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4.03" calcext:value-type="float">
            <text:p>114,03</text:p>
          </table:table-cell>
          <table:table-cell office:value-type="float" office:value="102.45" calcext:value-type="float">
            <text:p>102,45</text:p>
          </table:table-cell>
          <table:table-cell table:formula="of:=([.D177]*1.4)"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2.38" calcext:value-type="float">
            <text:p>112,38</text:p>
          </table:table-cell>
          <table:table-cell office:value-type="float" office:value="99.17" calcext:value-type="float">
            <text:p>99,17</text:p>
          </table:table-cell>
          <table:table-cell table:formula="of:=([.D178]*1.4)"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6.98" calcext:value-type="float">
            <text:p>116,98</text:p>
          </table:table-cell>
          <table:table-cell office:value-type="float" office:value="91.95" calcext:value-type="float">
            <text:p>91,95</text:p>
          </table:table-cell>
          <table:table-cell table:formula="of:=([.D179]*1.4)"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0.92" calcext:value-type="float">
            <text:p>120,92</text:p>
          </table:table-cell>
          <table:table-cell office:value-type="float" office:value="93.26" calcext:value-type="float">
            <text:p>93,26</text:p>
          </table:table-cell>
          <table:table-cell table:formula="of:=([.D180]*1.4)"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0.59" calcext:value-type="float">
            <text:p>120,59</text:p>
          </table:table-cell>
          <table:table-cell office:value-type="float" office:value="88.01" calcext:value-type="float">
            <text:p>88,01</text:p>
          </table:table-cell>
          <table:table-cell table:formula="of:=([.D181]*1.4)"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float" office:value="124.53" calcext:value-type="float">
            <text:p>124,53</text:p>
          </table:table-cell>
          <table:table-cell table:style-name="ce3" office:value-type="float" office:value="81.77" calcext:value-type="float">
            <text:p>81,77</text:p>
          </table:table-cell>
          <table:table-cell table:style-name="ce3" table:formula="of:=([.D182]*1.4)" office:value-type="float" office:value="49" calcext:value-type="float">
            <text:p>49</text:p>
          </table:table-cell>
          <table:table-cell table:style-name="ce3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0.11" calcext:value-type="float">
            <text:p>130,11</text:p>
          </table:table-cell>
          <table:table-cell office:value-type="float" office:value="80.46" calcext:value-type="float">
            <text:p>80,46</text:p>
          </table:table-cell>
          <table:table-cell table:formula="of:=([.D183]*1.4)" office:value-type="float" office:value="47.6" calcext:value-type="float">
            <text:p>47,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7.33" calcext:value-type="float">
            <text:p>137,33</text:p>
          </table:table-cell>
          <table:table-cell office:value-type="float" office:value="80.79" calcext:value-type="float">
            <text:p>80,79</text:p>
          </table:table-cell>
          <table:table-cell table:formula="of:=([.D184]*1.4)" office:value-type="float" office:value="47.6" calcext:value-type="float">
            <text:p>47,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1.92" calcext:value-type="float">
            <text:p>141,92</text:p>
          </table:table-cell>
          <table:table-cell office:value-type="float" office:value="85.38" calcext:value-type="float">
            <text:p>85,38</text:p>
          </table:table-cell>
          <table:table-cell table:formula="of:=([.D185]*1.4)" office:value-type="float" office:value="47.6" calcext:value-type="float">
            <text:p>47,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6.85" calcext:value-type="float">
            <text:p>146,85</text:p>
          </table:table-cell>
          <table:table-cell office:value-type="float" office:value="94.9" calcext:value-type="float">
            <text:p>94,9</text:p>
          </table:table-cell>
          <table:table-cell table:formula="of:=([.D186]*1.4)" office:value-type="float" office:value="47.6" calcext:value-type="float">
            <text:p>47,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6.52" calcext:value-type="float">
            <text:p>146,52</text:p>
          </table:table-cell>
          <table:table-cell office:value-type="float" office:value="101.79" calcext:value-type="float">
            <text:p>101,79</text:p>
          </table:table-cell>
          <table:table-cell table:formula="of:=([.D187]*1.4)" office:value-type="float" office:value="47.6" calcext:value-type="float">
            <text:p>47,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9.3" calcext:value-type="float">
            <text:p>139,3</text:p>
          </table:table-cell>
          <table:table-cell office:value-type="float" office:value="113.61" calcext:value-type="float">
            <text:p>113,61</text:p>
          </table:table-cell>
          <table:table-cell table:formula="of:=([.D188]*1.4)" office:value-type="float" office:value="47.6" calcext:value-type="float">
            <text:p>47,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2.41" calcext:value-type="float">
            <text:p>132,41</text:p>
          </table:table-cell>
          <table:table-cell office:value-type="float" office:value="115.25" calcext:value-type="float">
            <text:p>115,25</text:p>
          </table:table-cell>
          <table:table-cell table:formula="of:=([.D189]*1.4)" office:value-type="float" office:value="47.6" calcext:value-type="float">
            <text:p>47,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4.86" calcext:value-type="float">
            <text:p>124,86</text:p>
          </table:table-cell>
          <table:table-cell office:value-type="float" office:value="111.97" calcext:value-type="float">
            <text:p>111,97</text:p>
          </table:table-cell>
          <table:table-cell table:formula="of:=([.D190]*1.4)" office:value-type="float" office:value="47.6" calcext:value-type="float">
            <text:p>47,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8.62" calcext:value-type="float">
            <text:p>118,62</text:p>
          </table:table-cell>
          <table:table-cell office:value-type="float" office:value="105.08" calcext:value-type="float">
            <text:p>105,08</text:p>
          </table:table-cell>
          <table:table-cell table:formula="of:=([.D191]*1.4)" office:value-type="float" office:value="47.6" calcext:value-type="float">
            <text:p>47,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2.71" calcext:value-type="float">
            <text:p>112,71</text:p>
          </table:table-cell>
          <table:table-cell office:value-type="float" office:value="101.47" calcext:value-type="float">
            <text:p>101,47</text:p>
          </table:table-cell>
          <table:table-cell table:formula="of:=([.D192]*1.4)" office:value-type="float" office:value="47.6" calcext:value-type="float">
            <text:p>47,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3.37" calcext:value-type="float">
            <text:p>113,37</text:p>
          </table:table-cell>
          <table:table-cell office:value-type="float" office:value="96.22" calcext:value-type="float">
            <text:p>96,22</text:p>
          </table:table-cell>
          <table:table-cell table:formula="of:=([.D193]*1.4)" office:value-type="float" office:value="47.6" calcext:value-type="float">
            <text:p>47,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9.93" calcext:value-type="float">
            <text:p>119,93</text:p>
          </table:table-cell>
          <table:table-cell office:value-type="float" office:value="91.95" calcext:value-type="float">
            <text:p>91,95</text:p>
          </table:table-cell>
          <table:table-cell table:formula="of:=([.D194]*1.4)" office:value-type="float" office:value="47.6" calcext:value-type="float">
            <text:p>47,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3" office:value-type="float" office:value="124.86" calcext:value-type="float">
            <text:p>124,86</text:p>
          </table:table-cell>
          <table:table-cell table:style-name="ce3" office:value-type="float" office:value="82.43" calcext:value-type="float">
            <text:p>82,43</text:p>
          </table:table-cell>
          <table:table-cell table:style-name="ce3" table:formula="of:=([.D195]*1.4)" office:value-type="float" office:value="47.6" calcext:value-type="float">
            <text:p>47,6</text:p>
          </table:table-cell>
          <table:table-cell table:style-name="ce3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9.12" calcext:value-type="float">
            <text:p>129,12</text:p>
          </table:table-cell>
          <table:table-cell office:value-type="float" office:value="81.45" calcext:value-type="float">
            <text:p>81,45</text:p>
          </table:table-cell>
          <table:table-cell table:formula="of:=([.D196]*1.4)" office:value-type="float" office:value="46.2" calcext:value-type="float">
            <text:p>46,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6.34" calcext:value-type="float">
            <text:p>136,34</text:p>
          </table:table-cell>
          <table:table-cell office:value-type="float" office:value="81.12" calcext:value-type="float">
            <text:p>81,12</text:p>
          </table:table-cell>
          <table:table-cell table:formula="of:=([.D197]*1.4)" office:value-type="float" office:value="46.2" calcext:value-type="float">
            <text:p>46,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1.59" calcext:value-type="float">
            <text:p>141,59</text:p>
          </table:table-cell>
          <table:table-cell office:value-type="float" office:value="84.73" calcext:value-type="float">
            <text:p>84,73</text:p>
          </table:table-cell>
          <table:table-cell table:formula="of:=([.D198]*1.4)" office:value-type="float" office:value="46.2" calcext:value-type="float">
            <text:p>46,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6.52" calcext:value-type="float">
            <text:p>146,52</text:p>
          </table:table-cell>
          <table:table-cell office:value-type="float" office:value="94.25" calcext:value-type="float">
            <text:p>94,25</text:p>
          </table:table-cell>
          <table:table-cell table:formula="of:=([.D199]*1.4)" office:value-type="float" office:value="46.2" calcext:value-type="float">
            <text:p>46,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3.56" calcext:value-type="float">
            <text:p>143,56</text:p>
          </table:table-cell>
          <table:table-cell office:value-type="float" office:value="106.39" calcext:value-type="float">
            <text:p>106,39</text:p>
          </table:table-cell>
          <table:table-cell table:formula="of:=([.D200]*1.4)" office:value-type="float" office:value="46.2" calcext:value-type="float">
            <text:p>46,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6.34" calcext:value-type="float">
            <text:p>136,34</text:p>
          </table:table-cell>
          <table:table-cell office:value-type="float" office:value="114.59" calcext:value-type="float">
            <text:p>114,59</text:p>
          </table:table-cell>
          <table:table-cell table:formula="of:=([.D201]*1.4)" office:value-type="float" office:value="46.2" calcext:value-type="float">
            <text:p>46,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6.5" calcext:value-type="float">
            <text:p>126,5</text:p>
          </table:table-cell>
          <table:table-cell office:value-type="float" office:value="113.61" calcext:value-type="float">
            <text:p>113,61</text:p>
          </table:table-cell>
          <table:table-cell table:formula="of:=([.D202]*1.4)" office:value-type="float" office:value="46.2" calcext:value-type="float">
            <text:p>46,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8.62" calcext:value-type="float">
            <text:p>118,62</text:p>
          </table:table-cell>
          <table:table-cell office:value-type="float" office:value="104.42" calcext:value-type="float">
            <text:p>104,42</text:p>
          </table:table-cell>
          <table:table-cell table:formula="of:=([.D203]*1.4)" office:value-type="float" office:value="46.2" calcext:value-type="float">
            <text:p>46,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4.03" calcext:value-type="float">
            <text:p>114,03</text:p>
          </table:table-cell>
          <table:table-cell office:value-type="float" office:value="101.14" calcext:value-type="float">
            <text:p>101,14</text:p>
          </table:table-cell>
          <table:table-cell table:formula="of:=([.D204]*1.4)" office:value-type="float" office:value="46.2" calcext:value-type="float">
            <text:p>46,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4.68" calcext:value-type="float">
            <text:p>114,68</text:p>
          </table:table-cell>
          <table:table-cell office:value-type="float" office:value="95.56" calcext:value-type="float">
            <text:p>95,56</text:p>
          </table:table-cell>
          <table:table-cell table:formula="of:=([.D205]*1.4)" office:value-type="float" office:value="46.2" calcext:value-type="float">
            <text:p>46,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0.92" calcext:value-type="float">
            <text:p>120,92</text:p>
          </table:table-cell>
          <table:table-cell office:value-type="float" office:value="92.28" calcext:value-type="float">
            <text:p>92,28</text:p>
          </table:table-cell>
          <table:table-cell table:formula="of:=([.D206]*1.4)" office:value-type="float" office:value="46.2" calcext:value-type="float">
            <text:p>46,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3" office:value-type="float" office:value="125.84" calcext:value-type="float">
            <text:p>125,84</text:p>
          </table:table-cell>
          <table:table-cell table:style-name="ce3" office:value-type="float" office:value="83.09" calcext:value-type="float">
            <text:p>83,09</text:p>
          </table:table-cell>
          <table:table-cell table:style-name="ce3" table:formula="of:=([.D207]*1.4)" office:value-type="float" office:value="46.2" calcext:value-type="float">
            <text:p>46,2</text:p>
          </table:table-cell>
          <table:table-cell table:style-name="ce3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9.78" calcext:value-type="float">
            <text:p>129,78</text:p>
          </table:table-cell>
          <table:table-cell office:value-type="float" office:value="81.45" calcext:value-type="float">
            <text:p>81,45</text:p>
          </table:table-cell>
          <table:table-cell table:formula="of:=([.D208]*1.4)" office:value-type="float" office:value="44.8" calcext:value-type="float">
            <text:p>44,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7.66" calcext:value-type="float">
            <text:p>137,66</text:p>
          </table:table-cell>
          <table:table-cell office:value-type="float" office:value="82.43" calcext:value-type="float">
            <text:p>82,43</text:p>
          </table:table-cell>
          <table:table-cell table:formula="of:=([.D209]*1.4)" office:value-type="float" office:value="44.8" calcext:value-type="float">
            <text:p>44,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2.91" calcext:value-type="float">
            <text:p>142,91</text:p>
          </table:table-cell>
          <table:table-cell office:value-type="float" office:value="87.35" calcext:value-type="float">
            <text:p>87,35</text:p>
          </table:table-cell>
          <table:table-cell table:formula="of:=([.D210]*1.4)" office:value-type="float" office:value="44.8" calcext:value-type="float">
            <text:p>44,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6.19" calcext:value-type="float">
            <text:p>146,19</text:p>
          </table:table-cell>
          <table:table-cell office:value-type="float" office:value="96.54" calcext:value-type="float">
            <text:p>96,54</text:p>
          </table:table-cell>
          <table:table-cell table:formula="of:=([.D211]*1.4)" office:value-type="float" office:value="44.8" calcext:value-type="float">
            <text:p>44,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4.22" calcext:value-type="float">
            <text:p>144,22</text:p>
          </table:table-cell>
          <table:table-cell office:value-type="float" office:value="104.09" calcext:value-type="float">
            <text:p>104,09</text:p>
          </table:table-cell>
          <table:table-cell table:formula="of:=([.D212]*1.4)" office:value-type="float" office:value="44.8" calcext:value-type="float">
            <text:p>44,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8.64" calcext:value-type="float">
            <text:p>138,64</text:p>
          </table:table-cell>
          <table:table-cell office:value-type="float" office:value="112.95" calcext:value-type="float">
            <text:p>112,95</text:p>
          </table:table-cell>
          <table:table-cell table:formula="of:=([.D213]*1.4)" office:value-type="float" office:value="44.8" calcext:value-type="float">
            <text:p>44,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3.06" calcext:value-type="float">
            <text:p>133,06</text:p>
          </table:table-cell>
          <table:table-cell office:value-type="float" office:value="113.94" calcext:value-type="float">
            <text:p>113,94</text:p>
          </table:table-cell>
          <table:table-cell table:formula="of:=([.D214]*1.4)" office:value-type="float" office:value="44.8" calcext:value-type="float">
            <text:p>44,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4.53" calcext:value-type="float">
            <text:p>124,53</text:p>
          </table:table-cell>
          <table:table-cell office:value-type="float" office:value="110.66" calcext:value-type="float">
            <text:p>110,66</text:p>
          </table:table-cell>
          <table:table-cell table:formula="of:=([.D215]*1.4)" office:value-type="float" office:value="44.8" calcext:value-type="float">
            <text:p>44,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0.26" calcext:value-type="float">
            <text:p>120,26</text:p>
          </table:table-cell>
          <table:table-cell office:value-type="float" office:value="105.08" calcext:value-type="float">
            <text:p>105,08</text:p>
          </table:table-cell>
          <table:table-cell table:formula="of:=([.D216]*1.4)" office:value-type="float" office:value="44.8" calcext:value-type="float">
            <text:p>44,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6.98" calcext:value-type="float">
            <text:p>116,98</text:p>
          </table:table-cell>
          <table:table-cell office:value-type="float" office:value="99.5" calcext:value-type="float">
            <text:p>99,5</text:p>
          </table:table-cell>
          <table:table-cell table:formula="of:=([.D217]*1.4)" office:value-type="float" office:value="44.8" calcext:value-type="float">
            <text:p>44,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0.92" calcext:value-type="float">
            <text:p>120,92</text:p>
          </table:table-cell>
          <table:table-cell office:value-type="float" office:value="94.9" calcext:value-type="float">
            <text:p>94,9</text:p>
          </table:table-cell>
          <table:table-cell table:formula="of:=([.D218]*1.4)" office:value-type="float" office:value="44.8" calcext:value-type="float">
            <text:p>44,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2.23" calcext:value-type="float">
            <text:p>122,23</text:p>
          </table:table-cell>
          <table:table-cell office:value-type="float" office:value="88.99" calcext:value-type="float">
            <text:p>88,99</text:p>
          </table:table-cell>
          <table:table-cell table:formula="of:=([.D219]*1.4)" office:value-type="float" office:value="44.8" calcext:value-type="float">
            <text:p>44,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float" office:value="126.5" calcext:value-type="float">
            <text:p>126,5</text:p>
          </table:table-cell>
          <table:table-cell table:style-name="ce3" office:value-type="float" office:value="83.09" calcext:value-type="float">
            <text:p>83,09</text:p>
          </table:table-cell>
          <table:table-cell table:style-name="ce3" table:formula="of:=([.D220]*1.4)" office:value-type="float" office:value="44.8" calcext:value-type="float">
            <text:p>44,8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0.44" calcext:value-type="float">
            <text:p>130,44</text:p>
          </table:table-cell>
          <table:table-cell office:value-type="float" office:value="82.1" calcext:value-type="float">
            <text:p>82,1</text:p>
          </table:table-cell>
          <table:table-cell table:formula="of:=([.D221]*1.4)" office:value-type="float" office:value="43.4" calcext:value-type="float">
            <text:p>43,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7.33" calcext:value-type="float">
            <text:p>137,33</text:p>
          </table:table-cell>
          <table:table-cell office:value-type="float" office:value="83.42" calcext:value-type="float">
            <text:p>83,42</text:p>
          </table:table-cell>
          <table:table-cell table:formula="of:=([.D222]*1.4)" office:value-type="float" office:value="43.4" calcext:value-type="float">
            <text:p>43,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3.56" calcext:value-type="float">
            <text:p>143,56</text:p>
          </table:table-cell>
          <table:table-cell office:value-type="float" office:value="90.96" calcext:value-type="float">
            <text:p>90,96</text:p>
          </table:table-cell>
          <table:table-cell table:formula="of:=([.D223]*1.4)" office:value-type="float" office:value="43.4" calcext:value-type="float">
            <text:p>43,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5.21" calcext:value-type="float">
            <text:p>145,21</text:p>
          </table:table-cell>
          <table:table-cell office:value-type="float" office:value="99.5" calcext:value-type="float">
            <text:p>99,5</text:p>
          </table:table-cell>
          <table:table-cell table:formula="of:=([.D224]*1.4)" office:value-type="float" office:value="43.4" calcext:value-type="float">
            <text:p>43,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8.64" calcext:value-type="float">
            <text:p>138,64</text:p>
          </table:table-cell>
          <table:table-cell office:value-type="float" office:value="111.64" calcext:value-type="float">
            <text:p>111,64</text:p>
          </table:table-cell>
          <table:table-cell table:formula="of:=([.D225]*1.4)" office:value-type="float" office:value="43.4" calcext:value-type="float">
            <text:p>43,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5.03" calcext:value-type="float">
            <text:p>135,03</text:p>
          </table:table-cell>
          <table:table-cell office:value-type="float" office:value="113.94" calcext:value-type="float">
            <text:p>113,94</text:p>
          </table:table-cell>
          <table:table-cell table:formula="of:=([.D226]*1.4)" office:value-type="float" office:value="43.4" calcext:value-type="float">
            <text:p>43,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5.18" calcext:value-type="float">
            <text:p>125,18</text:p>
          </table:table-cell>
          <table:table-cell office:value-type="float" office:value="111.31" calcext:value-type="float">
            <text:p>111,31</text:p>
          </table:table-cell>
          <table:table-cell table:formula="of:=([.D227]*1.4)" office:value-type="float" office:value="43.4" calcext:value-type="float">
            <text:p>43,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0.59" calcext:value-type="float">
            <text:p>120,59</text:p>
          </table:table-cell>
          <table:table-cell office:value-type="float" office:value="102.45" calcext:value-type="float">
            <text:p>102,45</text:p>
          </table:table-cell>
          <table:table-cell table:formula="of:=([.D228]*1.4)" office:value-type="float" office:value="43.4" calcext:value-type="float">
            <text:p>43,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2.23" calcext:value-type="float">
            <text:p>122,23</text:p>
          </table:table-cell>
          <table:table-cell office:value-type="float" office:value="93.92" calcext:value-type="float">
            <text:p>93,92</text:p>
          </table:table-cell>
          <table:table-cell table:formula="of:=([.D229]*1.4)" office:value-type="float" office:value="43.4" calcext:value-type="float">
            <text:p>43,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3.54" calcext:value-type="float">
            <text:p>123,54</text:p>
          </table:table-cell>
          <table:table-cell office:value-type="float" office:value="87.35" calcext:value-type="float">
            <text:p>87,35</text:p>
          </table:table-cell>
          <table:table-cell table:formula="of:=([.D230]*1.4)" office:value-type="float" office:value="43.4" calcext:value-type="float">
            <text:p>43,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3" office:value-type="float" office:value="127.48" calcext:value-type="float">
            <text:p>127,48</text:p>
          </table:table-cell>
          <table:table-cell table:style-name="ce3" office:value-type="float" office:value="82.1" calcext:value-type="float">
            <text:p>82,1</text:p>
          </table:table-cell>
          <table:table-cell table:style-name="ce3" table:formula="of:=([.D231]*1.4)" office:value-type="float" office:value="43.4" calcext:value-type="float">
            <text:p>43,4</text:p>
          </table:table-cell>
          <table:table-cell table:style-name="ce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0.11" calcext:value-type="float">
            <text:p>130,11</text:p>
          </table:table-cell>
          <table:table-cell office:value-type="float" office:value="83.74" calcext:value-type="float">
            <text:p>83,74</text:p>
          </table:table-cell>
          <table:table-cell table:formula="of:=([.D232]*1.4)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4.4" calcext:value-type="float">
            <text:p>84,4</text:p>
          </table:table-cell>
          <table:table-cell table:formula="of:=([.D233]*1.4)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2.58" calcext:value-type="float">
            <text:p>142,58</text:p>
          </table:table-cell>
          <table:table-cell office:value-type="float" office:value="89.98" calcext:value-type="float">
            <text:p>89,98</text:p>
          </table:table-cell>
          <table:table-cell table:formula="of:=([.D234]*1.4)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4.88" calcext:value-type="float">
            <text:p>144,88</text:p>
          </table:table-cell>
          <table:table-cell office:value-type="float" office:value="98.84" calcext:value-type="float">
            <text:p>98,84</text:p>
          </table:table-cell>
          <table:table-cell table:formula="of:=([.D235]*1.4)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7.66" calcext:value-type="float">
            <text:p>137,66</text:p>
          </table:table-cell>
          <table:table-cell office:value-type="float" office:value="112.63" calcext:value-type="float">
            <text:p>112,63</text:p>
          </table:table-cell>
          <table:table-cell table:formula="of:=([.D236]*1.4)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4.37" calcext:value-type="float">
            <text:p>134,37</text:p>
          </table:table-cell>
          <table:table-cell office:value-type="float" office:value="114.59" calcext:value-type="float">
            <text:p>114,59</text:p>
          </table:table-cell>
          <table:table-cell table:formula="of:=([.D237]*1.4)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7.15" calcext:value-type="float">
            <text:p>127,15</text:p>
          </table:table-cell>
          <table:table-cell office:value-type="float" office:value="111.31" calcext:value-type="float">
            <text:p>111,31</text:p>
          </table:table-cell>
          <table:table-cell table:formula="of:=([.D238]*1.4)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1.57" calcext:value-type="float">
            <text:p>121,57</text:p>
          </table:table-cell>
          <table:table-cell office:value-type="float" office:value="103.76" calcext:value-type="float">
            <text:p>103,76</text:p>
          </table:table-cell>
          <table:table-cell table:formula="of:=([.D239]*1.4)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9.93" calcext:value-type="float">
            <text:p>119,93</text:p>
          </table:table-cell>
          <table:table-cell office:value-type="float" office:value="97.2" calcext:value-type="float">
            <text:p>97,2</text:p>
          </table:table-cell>
          <table:table-cell table:formula="of:=([.D240]*1.4)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float" office:value="125.18" calcext:value-type="float">
            <text:p>125,18</text:p>
          </table:table-cell>
          <table:table-cell table:style-name="ce3" office:value-type="float" office:value="88.01" calcext:value-type="float">
            <text:p>88,01</text:p>
          </table:table-cell>
          <table:table-cell table:style-name="ce3" table:formula="of:=([.D241]*1.4)" office:value-type="float" office:value="42" calcext:value-type="float">
            <text:p>42</text:p>
          </table:table-cell>
          <table:table-cell table:style-name="ce3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0.11" calcext:value-type="float">
            <text:p>130,11</text:p>
          </table:table-cell>
          <table:table-cell office:value-type="float" office:value="85.38" calcext:value-type="float">
            <text:p>85,38</text:p>
          </table:table-cell>
          <table:table-cell table:formula="of:=([.D242]*1.4)" office:value-type="float" office:value="40.6" calcext:value-type="float">
            <text:p>40,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8.97" calcext:value-type="float">
            <text:p>138,97</text:p>
          </table:table-cell>
          <table:table-cell office:value-type="float" office:value="87.68" calcext:value-type="float">
            <text:p>87,68</text:p>
          </table:table-cell>
          <table:table-cell table:formula="of:=([.D243]*1.4)" office:value-type="float" office:value="40.6" calcext:value-type="float">
            <text:p>40,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3.89" calcext:value-type="float">
            <text:p>143,89</text:p>
          </table:table-cell>
          <table:table-cell office:value-type="float" office:value="96.22" calcext:value-type="float">
            <text:p>96,22</text:p>
          </table:table-cell>
          <table:table-cell table:formula="of:=([.D244]*1.4)" office:value-type="float" office:value="40.6" calcext:value-type="float">
            <text:p>40,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4.55" calcext:value-type="float">
            <text:p>144,55</text:p>
          </table:table-cell>
          <table:table-cell office:value-type="float" office:value="100.81" calcext:value-type="float">
            <text:p>100,81</text:p>
          </table:table-cell>
          <table:table-cell table:formula="of:=([.D245]*1.4)" office:value-type="float" office:value="40.6" calcext:value-type="float">
            <text:p>40,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9.63" calcext:value-type="float">
            <text:p>139,63</text:p>
          </table:table-cell>
          <table:table-cell office:value-type="float" office:value="108.69" calcext:value-type="float">
            <text:p>108,69</text:p>
          </table:table-cell>
          <table:table-cell table:formula="of:=([.D246]*1.4)" office:value-type="float" office:value="40.6" calcext:value-type="float">
            <text:p>40,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7.66" calcext:value-type="float">
            <text:p>137,66</text:p>
          </table:table-cell>
          <table:table-cell office:value-type="float" office:value="113.61" calcext:value-type="float">
            <text:p>113,61</text:p>
          </table:table-cell>
          <table:table-cell table:formula="of:=([.D247]*1.4)" office:value-type="float" office:value="40.6" calcext:value-type="float">
            <text:p>40,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6.02" calcext:value-type="float">
            <text:p>136,02</text:p>
          </table:table-cell>
          <table:table-cell office:value-type="float" office:value="115.58" calcext:value-type="float">
            <text:p>115,58</text:p>
          </table:table-cell>
          <table:table-cell table:formula="of:=([.D248]*1.4)" office:value-type="float" office:value="40.6" calcext:value-type="float">
            <text:p>40,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8.47" calcext:value-type="float">
            <text:p>128,47</text:p>
          </table:table-cell>
          <table:table-cell office:value-type="float" office:value="110.66" calcext:value-type="float">
            <text:p>110,66</text:p>
          </table:table-cell>
          <table:table-cell table:formula="of:=([.D249]*1.4)" office:value-type="float" office:value="40.6" calcext:value-type="float">
            <text:p>40,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1.57" calcext:value-type="float">
            <text:p>121,57</text:p>
          </table:table-cell>
          <table:table-cell office:value-type="float" office:value="103.76" calcext:value-type="float">
            <text:p>103,76</text:p>
          </table:table-cell>
          <table:table-cell table:formula="of:=([.D250]*1.4)" office:value-type="float" office:value="40.6" calcext:value-type="float">
            <text:p>40,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1.9" calcext:value-type="float">
            <text:p>121,9</text:p>
          </table:table-cell>
          <table:table-cell office:value-type="float" office:value="95.56" calcext:value-type="float">
            <text:p>95,56</text:p>
          </table:table-cell>
          <table:table-cell table:formula="of:=([.D251]*1.4)" office:value-type="float" office:value="40.6" calcext:value-type="float">
            <text:p>40,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3" office:value-type="float" office:value="125.84" calcext:value-type="float">
            <text:p>125,84</text:p>
          </table:table-cell>
          <table:table-cell table:style-name="ce3" office:value-type="float" office:value="87.69" calcext:value-type="float">
            <text:p>87,69</text:p>
          </table:table-cell>
          <table:table-cell table:style-name="ce3" table:formula="of:=([.D252]*1.4)" office:value-type="float" office:value="40.6" calcext:value-type="float">
            <text:p>40,6</text:p>
          </table:table-cell>
          <table:table-cell table:style-name="ce3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9.78" calcext:value-type="float">
            <text:p>129,78</text:p>
          </table:table-cell>
          <table:table-cell office:value-type="float" office:value="87.35" calcext:value-type="float">
            <text:p>87,35</text:p>
          </table:table-cell>
          <table:table-cell table:formula="of:=([.D253]*1.4)" office:value-type="float" office:value="39.2" calcext:value-type="float">
            <text:p>39,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5.36" calcext:value-type="float">
            <text:p>135,36</text:p>
          </table:table-cell>
          <table:table-cell office:value-type="float" office:value="88.34" calcext:value-type="float">
            <text:p>88,34</text:p>
          </table:table-cell>
          <table:table-cell table:formula="of:=([.D254]*1.4)" office:value-type="float" office:value="39.2" calcext:value-type="float">
            <text:p>39,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9.3" calcext:value-type="float">
            <text:p>139,3</text:p>
          </table:table-cell>
          <table:table-cell office:value-type="float" office:value="90.96" calcext:value-type="float">
            <text:p>90,96</text:p>
          </table:table-cell>
          <table:table-cell table:formula="of:=([.D255]*1.4)" office:value-type="float" office:value="39.2" calcext:value-type="float">
            <text:p>39,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3.24" calcext:value-type="float">
            <text:p>143,24</text:p>
          </table:table-cell>
          <table:table-cell office:value-type="float" office:value="97.53" calcext:value-type="float">
            <text:p>97,53</text:p>
          </table:table-cell>
          <table:table-cell table:formula="of:=([.D256]*1.4)" office:value-type="float" office:value="39.2" calcext:value-type="float">
            <text:p>39,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1.92" calcext:value-type="float">
            <text:p>141,92</text:p>
          </table:table-cell>
          <table:table-cell office:value-type="float" office:value="103.11" calcext:value-type="float">
            <text:p>103,11</text:p>
          </table:table-cell>
          <table:table-cell table:formula="of:=([.D257]*1.4)" office:value-type="float" office:value="39.2" calcext:value-type="float">
            <text:p>39,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8.31" calcext:value-type="float">
            <text:p>138,31</text:p>
          </table:table-cell>
          <table:table-cell office:value-type="float" office:value="108.69" calcext:value-type="float">
            <text:p>108,69</text:p>
          </table:table-cell>
          <table:table-cell table:formula="of:=([.D258]*1.4)" office:value-type="float" office:value="39.2" calcext:value-type="float">
            <text:p>39,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6.02" calcext:value-type="float">
            <text:p>136,02</text:p>
          </table:table-cell>
          <table:table-cell office:value-type="float" office:value="113.28" calcext:value-type="float">
            <text:p>113,28</text:p>
          </table:table-cell>
          <table:table-cell table:formula="of:=([.D259]*1.4)" office:value-type="float" office:value="39.2" calcext:value-type="float">
            <text:p>39,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0.11" calcext:value-type="float">
            <text:p>130,11</text:p>
          </table:table-cell>
          <table:table-cell office:value-type="float" office:value="109.67" calcext:value-type="float">
            <text:p>109,67</text:p>
          </table:table-cell>
          <table:table-cell table:formula="of:=([.D260]*1.4)" office:value-type="float" office:value="39.2" calcext:value-type="float">
            <text:p>39,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2.89" calcext:value-type="float">
            <text:p>122,89</text:p>
          </table:table-cell>
          <table:table-cell office:value-type="float" office:value="105.41" calcext:value-type="float">
            <text:p>105,41</text:p>
          </table:table-cell>
          <table:table-cell table:formula="of:=([.D261]*1.4)" office:value-type="float" office:value="39.2" calcext:value-type="float">
            <text:p>39,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0.92" calcext:value-type="float">
            <text:p>120,92</text:p>
          </table:table-cell>
          <table:table-cell office:value-type="float" office:value="97.86" calcext:value-type="float">
            <text:p>97,86</text:p>
          </table:table-cell>
          <table:table-cell table:formula="of:=([.D262]*1.4)" office:value-type="float" office:value="39.2" calcext:value-type="float">
            <text:p>39,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2.56" calcext:value-type="float">
            <text:p>122,56</text:p>
          </table:table-cell>
          <table:table-cell office:value-type="float" office:value="91.95" calcext:value-type="float">
            <text:p>91,95</text:p>
          </table:table-cell>
          <table:table-cell table:formula="of:=([.D263]*1.4)" office:value-type="float" office:value="39.2" calcext:value-type="float">
            <text:p>39,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3" office:value-type="float" office:value="126.83" calcext:value-type="float">
            <text:p>126,83</text:p>
          </table:table-cell>
          <table:table-cell table:style-name="ce3" office:value-type="float" office:value="87.35" calcext:value-type="float">
            <text:p>87,35</text:p>
          </table:table-cell>
          <table:table-cell table:style-name="ce3" table:formula="of:=([.D264]*1.4)" office:value-type="float" office:value="39.2" calcext:value-type="float">
            <text:p>39,2</text:p>
          </table:table-cell>
          <table:table-cell table:style-name="ce3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9.12" calcext:value-type="float">
            <text:p>129,12</text:p>
          </table:table-cell>
          <table:table-cell office:value-type="float" office:value="87.35" calcext:value-type="float">
            <text:p>87,35</text:p>
          </table:table-cell>
          <table:table-cell table:formula="of:=([.D265]*1.4)" office:value-type="float" office:value="37.8" calcext:value-type="float">
            <text:p>37,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6.34" calcext:value-type="float">
            <text:p>136,34</text:p>
          </table:table-cell>
          <table:table-cell office:value-type="float" office:value="89.65" calcext:value-type="float">
            <text:p>89,65</text:p>
          </table:table-cell>
          <table:table-cell table:formula="of:=([.D266]*1.4)" office:value-type="float" office:value="37.8" calcext:value-type="float">
            <text:p>37,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0.61" calcext:value-type="float">
            <text:p>140,61</text:p>
          </table:table-cell>
          <table:table-cell office:value-type="float" office:value="93.92" calcext:value-type="float">
            <text:p>93,92</text:p>
          </table:table-cell>
          <table:table-cell table:formula="of:=([.D267]*1.4)" office:value-type="float" office:value="37.8" calcext:value-type="float">
            <text:p>37,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1.92" calcext:value-type="float">
            <text:p>141,92</text:p>
          </table:table-cell>
          <table:table-cell office:value-type="float" office:value="100.15" calcext:value-type="float">
            <text:p>100,15</text:p>
          </table:table-cell>
          <table:table-cell table:formula="of:=([.D268]*1.4)" office:value-type="float" office:value="37.8" calcext:value-type="float">
            <text:p>37,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7.98" calcext:value-type="float">
            <text:p>137,98</text:p>
          </table:table-cell>
          <table:table-cell office:value-type="float" office:value="107.05" calcext:value-type="float">
            <text:p>107,05</text:p>
          </table:table-cell>
          <table:table-cell table:formula="of:=([.D269]*1.4)" office:value-type="float" office:value="37.8" calcext:value-type="float">
            <text:p>37,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3.72" calcext:value-type="float">
            <text:p>133,72</text:p>
          </table:table-cell>
          <table:table-cell office:value-type="float" office:value="109.34" calcext:value-type="float">
            <text:p>109,34</text:p>
          </table:table-cell>
          <table:table-cell table:formula="of:=([.D270]*1.4)" office:value-type="float" office:value="37.8" calcext:value-type="float">
            <text:p>37,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6.5" calcext:value-type="float">
            <text:p>126,5</text:p>
          </table:table-cell>
          <table:table-cell office:value-type="float" office:value="108.03" calcext:value-type="float">
            <text:p>108,03</text:p>
          </table:table-cell>
          <table:table-cell table:formula="of:=([.D271]*1.4)" office:value-type="float" office:value="37.8" calcext:value-type="float">
            <text:p>37,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1.25" calcext:value-type="float">
            <text:p>121,25</text:p>
          </table:table-cell>
          <table:table-cell office:value-type="float" office:value="103.76" calcext:value-type="float">
            <text:p>103,76</text:p>
          </table:table-cell>
          <table:table-cell table:formula="of:=([.D272]*1.4)" office:value-type="float" office:value="37.8" calcext:value-type="float">
            <text:p>37,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2.23" calcext:value-type="float">
            <text:p>122,23</text:p>
          </table:table-cell>
          <table:table-cell office:value-type="float" office:value="95.56" calcext:value-type="float">
            <text:p>95,56</text:p>
          </table:table-cell>
          <table:table-cell table:formula="of:=([.D273]*1.4)" office:value-type="float" office:value="37.8" calcext:value-type="float">
            <text:p>37,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3" office:value-type="float" office:value="125.84" calcext:value-type="float">
            <text:p>125,84</text:p>
          </table:table-cell>
          <table:table-cell table:style-name="ce3" office:value-type="float" office:value="89.32" calcext:value-type="float">
            <text:p>89,32</text:p>
          </table:table-cell>
          <table:table-cell table:style-name="ce3" table:formula="of:=([.D274]*1.4)" office:value-type="float" office:value="37.8" calcext:value-type="float">
            <text:p>37,8</text:p>
          </table:table-cell>
          <table:table-cell table:style-name="ce3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9.45" calcext:value-type="float">
            <text:p>129,45</text:p>
          </table:table-cell>
          <table:table-cell office:value-type="float" office:value="88.67" calcext:value-type="float">
            <text:p>88,67</text:p>
          </table:table-cell>
          <table:table-cell table:formula="of:=([.D275]*1.4)" office:value-type="float" office:value="36.4" calcext:value-type="float">
            <text:p>36,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6.02" calcext:value-type="float">
            <text:p>136,02</text:p>
          </table:table-cell>
          <table:table-cell office:value-type="float" office:value="90.64" calcext:value-type="float">
            <text:p>90,64</text:p>
          </table:table-cell>
          <table:table-cell table:formula="of:=([.D276]*1.4)" office:value-type="float" office:value="36.4" calcext:value-type="float">
            <text:p>36,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8.64" calcext:value-type="float">
            <text:p>138,64</text:p>
          </table:table-cell>
          <table:table-cell office:value-type="float" office:value="94.9" calcext:value-type="float">
            <text:p>94,9</text:p>
          </table:table-cell>
          <table:table-cell table:formula="of:=([.D277]*1.4)" office:value-type="float" office:value="36.4" calcext:value-type="float">
            <text:p>36,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0.61" calcext:value-type="float">
            <text:p>140,61</text:p>
          </table:table-cell>
          <table:table-cell office:value-type="float" office:value="100.81" calcext:value-type="float">
            <text:p>100,81</text:p>
          </table:table-cell>
          <table:table-cell table:formula="of:=([.D278]*1.4)" office:value-type="float" office:value="36.4" calcext:value-type="float">
            <text:p>36,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6.34" calcext:value-type="float">
            <text:p>136,34</text:p>
          </table:table-cell>
          <table:table-cell office:value-type="float" office:value="106.39" calcext:value-type="float">
            <text:p>106,39</text:p>
          </table:table-cell>
          <table:table-cell table:formula="of:=([.D279]*1.4)" office:value-type="float" office:value="36.4" calcext:value-type="float">
            <text:p>36,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8.47" calcext:value-type="float">
            <text:p>128,47</text:p>
          </table:table-cell>
          <table:table-cell office:value-type="float" office:value="107.05" calcext:value-type="float">
            <text:p>107,05</text:p>
          </table:table-cell>
          <table:table-cell table:formula="of:=([.D280]*1.4)" office:value-type="float" office:value="36.4" calcext:value-type="float">
            <text:p>36,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2.56" calcext:value-type="float">
            <text:p>122,56</text:p>
          </table:table-cell>
          <table:table-cell office:value-type="float" office:value="103.44" calcext:value-type="float">
            <text:p>103,44</text:p>
          </table:table-cell>
          <table:table-cell table:formula="of:=([.D281]*1.4)" office:value-type="float" office:value="36.4" calcext:value-type="float">
            <text:p>36,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3.22" calcext:value-type="float">
            <text:p>123,22</text:p>
          </table:table-cell>
          <table:table-cell office:value-type="float" office:value="95.56" calcext:value-type="float">
            <text:p>95,56</text:p>
          </table:table-cell>
          <table:table-cell table:formula="of:=([.D282]*1.4)" office:value-type="float" office:value="36.4" calcext:value-type="float">
            <text:p>36,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3" office:value-type="float" office:value="126.5" calcext:value-type="float">
            <text:p>126,5</text:p>
          </table:table-cell>
          <table:table-cell table:style-name="ce3" office:value-type="float" office:value="89.32" calcext:value-type="float">
            <text:p>89,32</text:p>
          </table:table-cell>
          <table:table-cell table:style-name="ce3" table:formula="of:=([.D283]*1.4)" office:value-type="float" office:value="36.4" calcext:value-type="float">
            <text:p>36,4</text:p>
          </table:table-cell>
          <table:table-cell table:style-name="ce3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9.45" calcext:value-type="float">
            <text:p>129,45</text:p>
          </table:table-cell>
          <table:table-cell office:value-type="float" office:value="89.98" calcext:value-type="float">
            <text:p>89,98</text:p>
          </table:table-cell>
          <table:table-cell table:formula="of:=([.D284]*1.4)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4.37" calcext:value-type="float">
            <text:p>134,37</text:p>
          </table:table-cell>
          <table:table-cell office:value-type="float" office:value="91.62" calcext:value-type="float">
            <text:p>91,62</text:p>
          </table:table-cell>
          <table:table-cell table:formula="of:=([.D285]*1.4)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7.66" calcext:value-type="float">
            <text:p>137,66</text:p>
          </table:table-cell>
          <table:table-cell office:value-type="float" office:value="96.87" calcext:value-type="float">
            <text:p>96,87</text:p>
          </table:table-cell>
          <table:table-cell table:formula="of:=([.D286]*1.4)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7.98" calcext:value-type="float">
            <text:p>137,98</text:p>
          </table:table-cell>
          <table:table-cell office:value-type="float" office:value="102.45" calcext:value-type="float">
            <text:p>102,45</text:p>
          </table:table-cell>
          <table:table-cell table:formula="of:=([.D287]*1.4)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4.37" calcext:value-type="float">
            <text:p>134,37</text:p>
          </table:table-cell>
          <table:table-cell office:value-type="float" office:value="105.73" calcext:value-type="float">
            <text:p>105,73</text:p>
          </table:table-cell>
          <table:table-cell table:formula="of:=([.D288]*1.4)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7.15" calcext:value-type="float">
            <text:p>127,15</text:p>
          </table:table-cell>
          <table:table-cell office:value-type="float" office:value="106.06" calcext:value-type="float">
            <text:p>106,06</text:p>
          </table:table-cell>
          <table:table-cell table:formula="of:=([.D289]*1.4)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2.89" calcext:value-type="float">
            <text:p>122,89</text:p>
          </table:table-cell>
          <table:table-cell office:value-type="float" office:value="102.78" calcext:value-type="float">
            <text:p>102,78</text:p>
          </table:table-cell>
          <table:table-cell table:formula="of:=([.D290]*1.4)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4.2" calcext:value-type="float">
            <text:p>124,2</text:p>
          </table:table-cell>
          <table:table-cell office:value-type="float" office:value="95.89" calcext:value-type="float">
            <text:p>95,89</text:p>
          </table:table-cell>
          <table:table-cell table:formula="of:=([.D291]*1.4)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3" office:value-type="float" office:value="126.83" calcext:value-type="float">
            <text:p>126,83</text:p>
          </table:table-cell>
          <table:table-cell table:style-name="ce3" office:value-type="float" office:value="90.31" calcext:value-type="float">
            <text:p>90,31</text:p>
          </table:table-cell>
          <table:table-cell table:style-name="ce3" table:formula="of:=([.D292]*1.4)" office:value-type="float" office:value="35" calcext:value-type="float">
            <text:p>35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9.45" calcext:value-type="float">
            <text:p>129,45</text:p>
          </table:table-cell>
          <table:table-cell office:value-type="float" office:value="91.95" calcext:value-type="float">
            <text:p>91,95</text:p>
          </table:table-cell>
          <table:table-cell table:formula="of:=([.D293]*1.4)" office:value-type="float" office:value="33.6" calcext:value-type="float">
            <text:p>33,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4.7" calcext:value-type="float">
            <text:p>134,7</text:p>
          </table:table-cell>
          <table:table-cell office:value-type="float" office:value="94.25" calcext:value-type="float">
            <text:p>94,25</text:p>
          </table:table-cell>
          <table:table-cell table:formula="of:=([.D294]*1.4)" office:value-type="float" office:value="33.6" calcext:value-type="float">
            <text:p>33,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5.03" calcext:value-type="float">
            <text:p>135,03</text:p>
          </table:table-cell>
          <table:table-cell office:value-type="float" office:value="99.17" calcext:value-type="float">
            <text:p>99,17</text:p>
          </table:table-cell>
          <table:table-cell table:formula="of:=([.D295]*1.4)" office:value-type="float" office:value="33.6" calcext:value-type="float">
            <text:p>33,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3.06" calcext:value-type="float">
            <text:p>133,06</text:p>
          </table:table-cell>
          <table:table-cell office:value-type="float" office:value="102.78" calcext:value-type="float">
            <text:p>102,78</text:p>
          </table:table-cell>
          <table:table-cell table:formula="of:=([.D296]*1.4)" office:value-type="float" office:value="33.6" calcext:value-type="float">
            <text:p>33,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5.18" calcext:value-type="float">
            <text:p>125,18</text:p>
          </table:table-cell>
          <table:table-cell office:value-type="float" office:value="103.44" calcext:value-type="float">
            <text:p>103,44</text:p>
          </table:table-cell>
          <table:table-cell table:formula="of:=([.D297]*1.4)" office:value-type="float" office:value="33.6" calcext:value-type="float">
            <text:p>33,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4.53" calcext:value-type="float">
            <text:p>124,53</text:p>
          </table:table-cell>
          <table:table-cell office:value-type="float" office:value="97.86" calcext:value-type="float">
            <text:p>97,86</text:p>
          </table:table-cell>
          <table:table-cell table:formula="of:=([.D298]*1.4)" office:value-type="float" office:value="33.6" calcext:value-type="float">
            <text:p>33,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3" office:value-type="float" office:value="127.15" calcext:value-type="float">
            <text:p>127,15</text:p>
          </table:table-cell>
          <table:table-cell table:style-name="ce3" office:value-type="float" office:value="92.61" calcext:value-type="float">
            <text:p>92,61</text:p>
          </table:table-cell>
          <table:table-cell table:style-name="ce3" table:formula="of:=([.D299]*1.4)" office:value-type="float" office:value="33.6" calcext:value-type="float">
            <text:p>33,6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table:style-name="ce5"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16:15:08.965127221</meta:creation-date>
    <dc:date>2019-04-21T14:08:51.624093768</dc:date>
    <meta:editing-duration>PT21H53M28S</meta:editing-duration>
    <meta:editing-cycles>39</meta:editing-cycles>
    <meta:generator>LibreOffice/6.0.7.3$Linux_X86_64 LibreOffice_project/00m0$Build-3</meta:generator>
    <meta:document-statistic meta:table-count="1" meta:cell-count="1196" meta:object-count="0"/>
  </office:meta>
</office:document-meta>
</file>